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e05e" officeooo:paragraph-rsid="001be05e"/>
    </style:style>
    <style:style style:name="P2" style:family="paragraph" style:parent-style-name="Standard">
      <style:text-properties fo:font-variant="normal" fo:text-transform="none" fo:color="#2d3b45" style:font-name="Lato Extended" fo:font-size="12pt" fo:letter-spacing="normal" fo:font-style="normal" fo:font-weight="normal"/>
    </style:style>
    <style:style style:name="P3" style:family="paragraph" style:parent-style-name="Standard">
      <style:text-properties fo:font-variant="normal" fo:text-transform="none" fo:color="#2d3b45" style:font-name="Lato Extended" fo:font-size="12pt" fo:letter-spacing="normal" fo:font-style="normal" fo:font-weight="normal" officeooo:rsid="001be05e" officeooo:paragraph-rsid="001be05e"/>
    </style:style>
    <style:style style:name="P4" style:family="paragraph" style:parent-style-name="Standard">
      <style:text-properties fo:font-variant="normal" fo:text-transform="none" fo:color="#2d3b45" style:font-name="Lato Extended" fo:font-size="12pt" fo:letter-spacing="normal" fo:font-style="normal" fo:font-weight="normal" officeooo:paragraph-rsid="001be05e"/>
    </style:style>
    <style:style style:name="P5" style:family="paragraph" style:parent-style-name="Standard">
      <style:text-properties fo:font-variant="normal" fo:text-transform="none" fo:color="#2d3b45" style:font-name="Lato Extended" fo:font-size="12pt" fo:letter-spacing="normal" fo:font-style="normal" fo:font-weight="normal" officeooo:rsid="00206731" loext:padding-left="0in" loext:padding-right="0in" loext:padding-top="0.0835in" loext:padding-bottom="0in" loext:border-left="none" loext:border-right="none" loext:border-top="0.06pt solid #dddddd" loext:border-bottom="none"/>
    </style:style>
    <style:style style:name="P6" style:family="paragraph" style:parent-style-name="Standard">
      <style:text-properties fo:font-variant="normal" fo:text-transform="none" fo:color="#2d3b45" style:font-name="Lato Extended" fo:font-size="12pt" fo:letter-spacing="normal" fo:font-style="normal" fo:font-weight="bold" officeooo:rsid="001be05e" officeooo:paragraph-rsid="001be05e" style:font-weight-asian="bold" style:font-weight-complex="bold"/>
    </style:style>
    <style:style style:name="P7" style:family="paragraph" style:parent-style-name="Standard">
      <style:text-properties fo:font-variant="normal" fo:text-transform="none" fo:color="#2d3b45" style:font-name="Lato Extended" fo:font-size="12pt" fo:letter-spacing="normal" fo:font-style="normal" fo:font-weight="bold" officeooo:paragraph-rsid="001be05e" style:font-weight-asian="bold" style:font-weight-complex="bold"/>
    </style:style>
    <style:style style:name="P8" style:family="paragraph" style:parent-style-name="Standard">
      <style:text-properties style:font-name="Liberation Sans"/>
    </style:style>
    <style:style style:name="P9" style:family="paragraph" style:parent-style-name="Standard">
      <style:text-properties style:font-name="Lato"/>
    </style:style>
    <style:style style:name="P10" style:family="paragraph" style:parent-style-name="Standard">
      <style:text-properties style:font-name="Lato" officeooo:paragraph-rsid="00206731"/>
    </style:style>
    <style:style style:name="P11"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style:style>
    <style:style style:name="P12"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df38e"/>
    </style:style>
    <style:style style:name="P13"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1f6e2a"/>
    </style:style>
    <style:style style:name="P14"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22d36a"/>
    </style:style>
    <style:style style:name="P15"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paragraph-rsid="002b4838"/>
    </style:style>
    <style:style style:name="P16"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df38e" officeooo:paragraph-rsid="001df38e"/>
    </style:style>
    <style:style style:name="P17"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f6e2a" officeooo:paragraph-rsid="001f6e2a"/>
    </style:style>
    <style:style style:name="P18"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1f6e2a" officeooo:paragraph-rsid="001f6e2a" loext:padding-left="0in" loext:padding-right="0in" loext:padding-top="0.0835in" loext:padding-bottom="0in" loext:border-left="none" loext:border-right="none" loext:border-top="0.06pt solid #dddddd" loext:border-bottom="none"/>
    </style:style>
    <style:style style:name="P19"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06731" officeooo:paragraph-rsid="00206731" loext:padding-left="0in" loext:padding-right="0in" loext:padding-top="0.0835in" loext:padding-bottom="0in" loext:border-left="none" loext:border-right="none" loext:border-top="0.06pt solid #dddddd" loext:border-bottom="none"/>
    </style:style>
    <style:style style:name="P20"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2d36a" officeooo:paragraph-rsid="0022d36a" loext:padding-left="0in" loext:padding-right="0in" loext:padding-top="0.0835in" loext:padding-bottom="0in" loext:border-left="none" loext:border-right="none" loext:border-top="0.06pt solid #dddddd" loext:border-bottom="none"/>
    </style:style>
    <style:style style:name="P21"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2d36a" officeooo:paragraph-rsid="00275618" loext:padding-left="0in" loext:padding-right="0in" loext:padding-top="0.0835in" loext:padding-bottom="0in" loext:border-left="none" loext:border-right="none" loext:border-top="0.06pt solid #dddddd" loext:border-bottom="none"/>
    </style:style>
    <style:style style:name="P22"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2d36a" officeooo:paragraph-rsid="00286058" loext:padding-left="0in" loext:padding-right="0in" loext:padding-top="0.0835in" loext:padding-bottom="0in" loext:border-left="none" loext:border-right="none" loext:border-top="0.06pt solid #dddddd" loext:border-bottom="none"/>
    </style:style>
    <style:style style:name="P23"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b4838" officeooo:paragraph-rsid="002b4838" loext:padding-left="0in" loext:padding-right="0in" loext:padding-top="0.0835in" loext:padding-bottom="0in" loext:border-left="none" loext:border-right="none" loext:border-top="0.06pt solid #dddddd" loext:border-bottom="none"/>
    </style:style>
    <style:style style:name="P24"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86058"/>
    </style:style>
    <style:style style:name="P25"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d8f39" officeooo:paragraph-rsid="002d8f39" loext:padding-left="0in" loext:padding-right="0in" loext:padding-top="0.0835in" loext:padding-bottom="0in" loext:border-left="none" loext:border-right="none" loext:border-top="0.06pt solid #dddddd" loext:border-bottom="none"/>
    </style:style>
    <style:style style:name="P26"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bold" style:font-weight-asian="bold" style:font-weight-complex="bold"/>
    </style:style>
    <style:style style:name="P27" style:family="paragraph" style:parent-style-name="Standard">
      <style:paragraph-properties fo:margin-left="0in" fo:margin-right="0in" fo:orphans="2" fo:widows="2" fo:text-indent="0in" style:auto-text-indent="false"/>
      <style:text-properties fo:font-variant="normal" fo:text-transform="none" fo:color="#2d3b45" fo:letter-spacing="normal"/>
    </style:style>
    <style:style style:name="P28" style:family="paragraph" style:parent-style-name="Standard">
      <style:paragraph-properties fo:margin-left="0in" fo:margin-right="0in" fo:orphans="2" fo:widows="2" fo:text-indent="0in" style:auto-text-indent="false"/>
      <style:text-properties fo:font-variant="normal" fo:text-transform="none" fo:color="#2d3b45" fo:letter-spacing="normal" fo:font-weight="bold" style:font-weight-asian="bold" style:font-weight-complex="bold"/>
    </style:style>
    <style:style style:name="P29" style:family="paragraph" style:parent-style-name="Standard">
      <style:paragraph-properties fo:margin-left="0in" fo:margin-right="0in" fo:orphans="2" fo:widows="2" fo:text-indent="0in" style:auto-text-indent="false"/>
      <style:text-properties fo:font-variant="normal" fo:text-transform="none" fo:color="#2d3b45" style:font-name="Lato" fo:font-size="12pt" fo:letter-spacing="normal" fo:font-style="normal" fo:font-weight="normal" officeooo:rsid="001f6e2a" loext:padding-left="0in" loext:padding-right="0in" loext:padding-top="0.0835in" loext:padding-bottom="0in" loext:border-left="none" loext:border-right="none" loext:border-top="0.06pt solid #dddddd" loext:border-bottom="none"/>
    </style:style>
    <style:style style:name="P30" style:family="paragraph" style:parent-style-name="Standard">
      <style:paragraph-properties fo:margin-left="0in" fo:margin-right="0in" fo:orphans="2" fo:widows="2" fo:text-indent="0in" style:auto-text-indent="false"/>
    </style:style>
    <style:style style:name="P31" style:family="paragraph" style:parent-style-name="Standard">
      <style:paragraph-properties fo:margin-left="0in" fo:margin-right="0in" fo:margin-top="0in" fo:margin-bottom="0.0835in" loext:contextual-spacing="false" fo:orphans="0" fo:text-indent="0in" style:auto-text-indent="false"/>
      <style:text-properties officeooo:paragraph-rsid="001df38e" loext:padding-left="0in" loext:padding-right="0in" loext:padding-top="0.0835in" loext:padding-bottom="0in" loext:border-left="none" loext:border-right="none" loext:border-top="0.06pt solid #dddddd" loext:border-bottom="none"/>
    </style:style>
    <style:style style:name="P32" style:family="paragraph" style:parent-style-name="Text_20_body">
      <style:text-properties officeooo:rsid="002d8f39" officeooo:paragraph-rsid="002d8f39"/>
    </style:style>
    <style:style style:name="P33" style:family="paragraph" style:parent-style-name="Text_20_body">
      <style:text-properties officeooo:rsid="002de3fc" officeooo:paragraph-rsid="002de3fc"/>
    </style:style>
    <style:style style:name="P34" style:family="paragraph" style:parent-style-name="Text_20_body">
      <style:text-properties officeooo:rsid="002f9893" officeooo:paragraph-rsid="002f9893"/>
    </style:style>
    <style:style style:name="P35" style:family="paragraph" style:parent-style-name="Heading_20_2" style:list-style-name=""/>
    <style:style style:name="P36" style:family="paragraph" style:parent-style-name="Heading_20_2">
      <style:paragraph-properties fo:break-before="page"/>
    </style:style>
    <style:style style:name="P37"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385388" officeooo:paragraph-rsid="00385388" loext:padding-left="0in" loext:padding-right="0in" loext:padding-top="0.0835in" loext:padding-bottom="0in" loext:border-left="none" loext:border-right="none" loext:border-top="0.06pt solid #dddddd" loext:border-bottom="none"/>
    </style:style>
    <style:style style:name="P38" style:family="paragraph" style:parent-style-name="Standard">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officeooo:rsid="002d8f39" officeooo:paragraph-rsid="002d8f39" loext:padding-left="0in" loext:padding-right="0in" loext:padding-top="0.0835in" loext:padding-bottom="0in" loext:border-left="none" loext:border-right="none" loext:border-top="0.06pt solid #dddddd" loext:border-bottom="none"/>
    </style:style>
    <style:style style:name="P39" style:family="paragraph" style:parent-style-name="Text_20_body">
      <style:text-properties officeooo:rsid="002f9893" officeooo:paragraph-rsid="002f9893"/>
    </style:style>
    <style:style style:name="P40" style:family="paragraph" style:parent-style-name="Text_20_body">
      <style:paragraph-properties fo:margin-left="0in" fo:margin-right="0in" fo:orphans="2" fo:widows="2" fo:text-indent="0in" style:auto-text-indent="false"/>
      <style:text-properties fo:font-variant="normal" fo:text-transform="none" fo:color="#2d3b45" style:font-name="Lato Extended" fo:font-size="12pt" fo:letter-spacing="normal" fo:font-style="normal" fo:font-weight="normal"/>
    </style:style>
    <style:style style:name="T1" style:family="text">
      <style:text-properties officeooo:rsid="001be05e"/>
    </style:style>
    <style:style style:name="T2" style:family="text">
      <style:text-properties style:font-name="Liberation Sans"/>
    </style:style>
    <style:style style:name="T3" style:family="text">
      <style:text-properties officeooo:rsid="001d21ae"/>
    </style:style>
    <style:style style:name="T4" style:family="text">
      <style:text-properties fo:font-size="10.5pt"/>
    </style:style>
    <style:style style:name="T5" style:family="text">
      <style:text-properties officeooo:rsid="001df38e"/>
    </style:style>
    <style:style style:name="T6" style:family="text">
      <style:text-properties fo:font-weight="bold" style:font-weight-asian="bold" style:font-weight-complex="bold"/>
    </style:style>
    <style:style style:name="T7" style:family="text">
      <style:text-properties fo:font-weight="bold" officeooo:rsid="001d21ae" style:font-weight-asian="bold" style:font-weight-complex="bold"/>
    </style:style>
    <style:style style:name="T8" style:family="text">
      <style:text-properties fo:font-variant="normal" fo:text-transform="none" fo:color="#2d3b45" style:font-name="Lato Extended" fo:font-size="12pt" fo:letter-spacing="normal" fo:font-style="normal" fo:font-weight="normal"/>
    </style:style>
    <style:style style:name="T9" style:family="text">
      <style:text-properties fo:font-variant="normal" fo:text-transform="none" fo:color="#2d3b45" style:font-name="Lato Extended" fo:font-size="12pt" fo:letter-spacing="normal" fo:font-style="normal" fo:font-weight="normal" officeooo:rsid="001df38e"/>
    </style:style>
    <style:style style:name="T10" style:family="text">
      <style:text-properties fo:font-variant="normal" fo:text-transform="none" fo:color="#2d3b45" fo:letter-spacing="normal"/>
    </style:style>
    <style:style style:name="T11" style:family="text">
      <style:text-properties style:font-name="Lato Extended" fo:font-size="12pt" fo:font-style="normal" fo:font-weight="normal"/>
    </style:style>
    <style:style style:name="T12" style:family="text">
      <style:text-properties style:font-name="Lato Extended" fo:font-size="12pt" fo:font-style="normal" fo:font-weight="normal" officeooo:rsid="00286058"/>
    </style:style>
    <style:style style:name="T13" style:family="text">
      <style:text-properties fo:font-weight="normal"/>
    </style:style>
    <style:style style:name="T14" style:family="text">
      <style:text-properties fo:font-weight="normal" officeooo:rsid="001df38e"/>
    </style:style>
    <style:style style:name="T15" style:family="text">
      <style:text-properties fo:font-style="italic"/>
    </style:style>
    <style:style style:name="T16" style:family="text">
      <style:text-properties fo:font-style="italic" officeooo:rsid="003ac091"/>
    </style:style>
    <style:style style:name="T17" style:family="text">
      <style:text-properties officeooo:rsid="001f6e2a"/>
    </style:style>
    <style:style style:name="T18" style:family="text">
      <style:text-properties officeooo:rsid="001fc9fd"/>
    </style:style>
    <style:style style:name="T19" style:family="text">
      <style:text-properties officeooo:rsid="00206731"/>
    </style:style>
    <style:style style:name="T20" style:family="text">
      <style:text-properties officeooo:rsid="0022d36a" loext:padding-left="0in" loext:padding-right="0in" loext:padding-top="0.0835in" loext:padding-bottom="0in" loext:border-left="none" loext:border-right="none" loext:border-top="0.06pt solid #dddddd" loext:border-bottom="none"/>
    </style:style>
    <style:style style:name="T21" style:family="text">
      <style:text-properties officeooo:rsid="00275618"/>
    </style:style>
    <style:style style:name="T22" style:family="text">
      <style:text-properties officeooo:rsid="00286058"/>
    </style:style>
    <style:style style:name="T23" style:family="text">
      <style:text-properties officeooo:rsid="00286058" loext:padding-left="0in" loext:padding-right="0in" loext:padding-top="0.0835in" loext:padding-bottom="0in" loext:border-left="none" loext:border-right="none" loext:border-top="0.06pt solid #dddddd" loext:border-bottom="none"/>
    </style:style>
    <style:style style:name="T24" style:family="text">
      <style:text-properties officeooo:rsid="0028956e"/>
    </style:style>
    <style:style style:name="T25" style:family="text">
      <style:text-properties officeooo:rsid="002b4838" loext:padding-left="0in" loext:padding-right="0in" loext:padding-top="0.0835in" loext:padding-bottom="0in" loext:border-left="none" loext:border-right="none" loext:border-top="0.06pt solid #dddddd" loext:border-bottom="none"/>
    </style:style>
    <style:style style:name="T26" style:family="text">
      <style:text-properties officeooo:rsid="002bffd5"/>
    </style:style>
    <style:style style:name="T27" style:family="text">
      <style:text-properties officeooo:rsid="002d8f39"/>
    </style:style>
    <style:style style:name="T28" style:family="text">
      <style:text-properties officeooo:rsid="002de3fc"/>
    </style:style>
    <style:style style:name="T29" style:family="text">
      <style:text-properties officeooo:rsid="002de844"/>
    </style:style>
    <style:style style:name="T30" style:family="text">
      <style:text-properties officeooo:rsid="002f9893"/>
    </style:style>
    <style:style style:name="T31" style:family="text">
      <style:text-properties officeooo:rsid="0033afca"/>
    </style:style>
    <style:style style:name="T32" style:family="text">
      <style:text-properties officeooo:rsid="00348271"/>
    </style:style>
    <style:style style:name="T33" style:family="text">
      <style:text-properties officeooo:rsid="00367d73"/>
    </style:style>
    <style:style style:name="T34" style:family="text">
      <style:text-properties officeooo:rsid="00385388"/>
    </style:style>
    <style:style style:name="T35" style:family="text">
      <style:text-properties officeooo:rsid="0039a6ba"/>
    </style:style>
    <style:style style:name="T36" style:family="text">
      <style:text-properties officeooo:rsid="003ac091"/>
    </style:style>
    <style:style style:name="T37" style:family="text">
      <style:text-properties officeooo:rsid="003acac1"/>
    </style:style>
    <style:style style:name="T38" style:family="text">
      <style:text-properties officeooo:rsid="003b0154"/>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ractice Exam –<text:span text:style-name="T31">NET 3730----</text:span></text:h>
      <text:p text:style-name="P1"/>
      <text:p text:style-name="P3">Which of the four principles proposed by Beauchamp and Childress state: All rational persons have two key moral powers or capacities: they possess the ability to <text:span text:style-name="T2">develop</text:span> and revise a rational plan to pursue their conception of the good life, and they possess the capacity to respect this same capacity of self-determination in others.</text:p>
      <text:p text:style-name="P3"/>
      <text:p text:style-name="P3"/>
      <text:p text:style-name="P6">→ Autonomy </text:p>
      <text:p text:style-name="P3"/>
      <text:p text:style-name="P3">Floridi suggests robots can be held morally accountable, but they lack moral responsibility for their actions.</text:p>
      <text:p text:style-name="P3"/>
      <text:p text:style-name="P6">→ True </text:p>
      <text:p text:style-name="P3"/>
      <text:p text:style-name="P3"/>
      <text:p text:style-name="P3">According to Frankena, Technological Romanticism (TR) is the view that “the sole ultimate standard of right, wrong and obligation is the principle of utility or beneficence, which says quite strictly that the moral end to be sought in all that we do is the greatest possible balance of good over evil (or the least possible balance of evil over good).”</text:p>
      <text:p text:style-name="P3"/>
      <text:p text:style-name="P6">→ False </text:p>
      <text:p text:style-name="P3"/>
      <text:p text:style-name="P3">This philosophical position acknowledges that technology has reconfigured our political and social reality and that it does influence human behavior in particular ways.</text:p>
      <text:p text:style-name="P3"/>
      <text:p text:style-name="P6">→ Technological realism </text:p>
      <text:p text:style-name="P3"/>
      <text:p text:style-name="P3"/>
      <text:p text:style-name="P3">The summary of Ethical Frameworks provides four frameworks where each can provide a stand-alone solution that respects the rights of groups or individuals regardless of the other categories.</text:p>
      <text:p text:style-name="P3"/>
      <text:p text:style-name="P6">→ False </text:p>
      <text:p text:style-name="P3"/>
      <text:p text:style-name="P4"><text:span text:style-name="T1"><text:s/></text:span>The United States has joined the European Union Privacy Directive to regulate privacy and data protection by insisting on certain security standards for a website.</text:p>
      <text:p text:style-name="P4"/>
      <text:p text:style-name="P7">-→False<text:span text:style-name="T1"> </text:span></text:p>
      <text:p text:style-name="P4"/>
      <text:p text:style-name="P4"/>
      <text:p text:style-name="P3"/>
      <text:p text:style-name="P3"/>
      <text:p text:style-name="P3"><text:soft-page-break/></text:p>
      <text:p text:style-name="P3">Countries such as _____________ have implemented a firewall to keep their population from obtaining unwanted outside information.</text:p>
      <text:p text:style-name="P3"/>
      <text:p text:style-name="P6">→ China </text:p>
      <text:p text:style-name="P3"/>
      <text:p text:style-name="P3"/>
      <text:p text:style-name="P3">The WARSAW PACT created The World Wide Web as a means to efficiently communicate between membership governments.</text:p>
      <text:p text:style-name="P3"/>
      <text:p text:style-name="P6">→ False </text:p>
      <text:p text:style-name="P3"/>
      <text:p text:style-name="P3">In 2015 the Federal Communications Commission released an order that would regulate broadband providers as public utilities and set rules for rates, terms, and conditions.</text:p>
      <text:p text:style-name="P3"/>
      <text:p text:style-name="P6">→ True </text:p>
      <text:p text:style-name="P3"/>
      <text:p text:style-name="P3">Hyperlinks such as Firefox enable users to explore the Internet effortlessly.</text:p>
      <text:p text:style-name="P3"/>
      <text:p text:style-name="P6">→ False</text:p>
      <text:p text:style-name="P3"/>
      <text:p text:style-name="P3">Libertarian governments have also sought to censor political speech by stifling dissent in their countries.</text:p>
      <text:p text:style-name="P3"/>
      <text:p text:style-name="P6">→ False </text:p>
      <text:p text:style-name="P3"/>
      <text:p text:style-name="P3">This country formed the Supreme Council of Cyberspace dedicated to purging the Internet of web sites that threatened Islamic morality or national security.</text:p>
      <text:p text:style-name="P3"/>
      <text:p text:style-name="P6">→ Iran </text:p>
      <text:p text:style-name="P3"/>
      <text:p text:style-name="P3">Google and Facebook were taken to court by this country for not censoring forbidden content that included blasphemy and ethnic disparagement.</text:p>
      <text:p text:style-name="P3"/>
      <text:p text:style-name="P6">→<text:span text:style-name="T3"> India </text:span></text:p>
      <text:p text:style-name="P3"/>
      <text:p text:style-name="P3">According to the Ginsberg Speech, child pornography was considered off-limits to children 16 and under.</text:p>
      <text:p text:style-name="P6"/>
      <text:p text:style-name="P6">→<text:span text:style-name="T3"> False </text:span></text:p>
      <text:p text:style-name="P3"/>
      <text:p text:style-name="P3"/>
      <text:p text:style-name="P3">The CAN-SPAM Act does not require identification of the email as an advertisement.</text:p>
      <text:p text:style-name="P3"/>
      <text:p text:style-name="P6">→<text:span text:style-name="T3"> False </text:span></text:p>
      <text:p text:style-name="P3"/>
      <text:p text:style-name="P3"><text:soft-page-break/></text:p>
      <text:p text:style-name="P3"/>
      <text:p text:style-name="P3"/>
      <text:p text:style-name="P3">National Foundation Copyright Act criminalizes the use of technologies that circumvent technical protection systems such as an encryption program.</text:p>
      <text:p text:style-name="P3"/>
      <text:p text:style-name="P3"><text:span text:style-name="T6">→</text:span><text:span text:style-name="T7"> False</text:span><text:span text:style-name="T3"> </text:span></text:p>
      <text:p text:style-name="P3"/>
      <text:p text:style-name="P3">Intellectual property rights last for 30 years after the author has passed away.</text:p>
      <text:p text:style-name="P3"/>
      <text:p text:style-name="P6">→<text:span text:style-name="T3"> False </text:span></text:p>
      <text:p text:style-name="P3"/>
      <text:p text:style-name="P3">The following are all examples of intellectual property except:</text:p>
      <text:p text:style-name="P3"/>
      <text:p text:style-name="P6">→<text:span text:style-name="T3"> ideas </text:span></text:p>
      <text:p text:style-name="P3"/>
      <text:p text:style-name="P3">P2P software gets around copyright infringement because it uses a functionality called uploading from a database stored in a super computer.</text:p>
      <text:p text:style-name="P3"/>
      <text:p text:style-name="P6">→<text:span text:style-name="T3"> False </text:span></text:p>
      <text:p text:style-name="P3"/>
      <text:p text:style-name="P3">Kant argues that users should be given broader fair use rights in order to blunt the encroachment of a permission culture.</text:p>
      <text:p text:style-name="P3"/>
      <text:p text:style-name="P6">→<text:span text:style-name="T3"> False </text:span></text:p>
      <text:p text:style-name="P6"/>
      <text:p text:style-name="P3">The control theory by philosophers such as ___________ , suggests that one has privacy if and only if one has control over information about oneself.</text:p>
      <text:p text:style-name="P3"/>
      <text:p text:style-name="P6">→<text:span text:style-name="T3"> Fried </text:span></text:p>
      <text:p text:style-name="P3"/>
      <text:p text:style-name="P3">Because the Internet databases purge data after reaching 15 years of being posted, this keeps from overloading the supercomputers due to all of the file storage used by newspaper and other print media.</text:p>
      <text:p text:style-name="P3"/>
      <text:p text:style-name="P6">→<text:span text:style-name="T3"> False </text:span></text:p>
      <text:p text:style-name="P3"/>
      <text:p text:style-name="P3">Because of the culture and political traditions, Europe does not like the idea of blunt solutions for regulating privacy on the Web.</text:p>
      <text:p text:style-name="P3"/>
      <text:p text:style-name="P6">→<text:span text:style-name="T3"> False </text:span></text:p>
      <text:p text:style-name="P3"/>
      <text:p text:style-name="P3">The sale of motor vehicle record information to third parties was a lucrative business for many states.</text:p>
      <text:p text:style-name="P6"/>
      <text:p text:style-name="P6">→<text:span text:style-name="T3"> True </text:span></text:p>
      <text:p text:style-name="P3"/>
      <text:p text:style-name="P3"/>
      <text:p text:style-name="P3"><text:soft-page-break/></text:p>
      <text:p text:style-name="P3"/>
      <text:p text:style-name="P3">Employee Internet Management tools can block employees from using selected recreational web sites.</text:p>
      <text:p text:style-name="P3"/>
      <text:p text:style-name="P6">→<text:span text:style-name="T3"> False </text:span></text:p>
      <text:p text:style-name="P3"/>
      <text:p text:style-name="P3"/>
      <text:p text:style-name="P3">The famous Stuxnet worm undermined North Korea’s Nuclear Research program.</text:p>
      <text:p text:style-name="P3"/>
      <text:p text:style-name="P6">→<text:span text:style-name="T3"> False </text:span></text:p>
      <text:p text:style-name="P6"/>
      <text:p text:style-name="P3">To deal with computer trespass issues, the ________ was created.</text:p>
      <text:p text:style-name="P3"/>
      <text:p text:style-name="P7"><text:span text:style-name="T1">→</text:span><text:span text:style-name="T3"> </text:span><text:span text:style-name="T4">Computer Fraud and Abuse Act</text:span></text:p>
      <text:p text:style-name="P27"/>
      <text:p text:style-name="P27"/>
      <text:p text:style-name="P11">The Computer Fraud and Abuse Act made it a crime to access any protected computer without authorization.</text:p>
      <text:p text:style-name="P11"/>
      <text:p text:style-name="P28">→<text:span text:style-name="T3"> True </text:span></text:p>
      <text:p text:style-name="P27"/>
      <text:p text:style-name="P11">The Pentagon’s Joint Strike Fighter project was a cybercrime act that fell into which category?</text:p>
      <text:p text:style-name="P26"/>
      <text:p text:style-name="P26">→<text:span text:style-name="T3"> electronic break-ins </text:span></text:p>
      <text:p text:style-name="P27"/>
      <text:p text:style-name="P11">The Clipper Chip was an early encryption device for the telephone that the government used only for in-house Clipper Chip phones to outside line phones.</text:p>
      <text:p text:style-name="P11"/>
      <text:p text:style-name="P11">→<text:span text:style-name="T5"> False </text:span></text:p>
      <text:p text:style-name="P11"/>
      <text:p text:style-name="P11"/>
      <text:h text:style-name="Heading_20_2" text:outline-level="2">Week 1 Quiz </text:h>
      <text:p text:style-name="P16"/>
      <text:p text:style-name="P16">Examples of <text:span text:style-name="T15">negative rights</text:span> include the right to free speech, the right to property, and the right to privacy.</text:p>
      <text:p text:style-name="P16"/>
      <text:p text:style-name="P16">→ True </text:p>
      <text:p text:style-name="P16"/>
      <text:p text:style-name="P16">What theory has the ontocentric thesis that all entities in the universe, both animate and inanimate, are informational objects or “clusters of data,” and this common feature endows them with some moral value?</text:p>
      <text:p text:style-name="P16"/>
      <text:p text:style-name="P12"><text:span text:style-name="T5">→ </text:span><text:span text:style-name="T4">Information Ethics</text:span></text:p>
      <text:p text:style-name="P27"> </text:p>
      <text:p text:style-name="P27"/>
      <text:p text:style-name="P27"><text:soft-page-break/></text:p>
      <text:p text:style-name="P27"/>
      <text:p text:style-name="P11">An example of this theory is an entitlement or claim to something.</text:p>
      <text:p text:style-name="P11"/>
      <text:p text:style-name="P11">→<text:span text:style-name="T5"> </text:span><text:span text:style-name="T4">Contractarianism</text:span></text:p>
      <text:p text:style-name="P27"> </text:p>
      <text:p text:style-name="P11">Lessig’s constraints that regulate our behavior in real space include Law, Social Norms and the Market.</text:p>
      <text:p text:style-name="P11"/>
      <text:p text:style-name="P11">→<text:span text:style-name="T5"> True </text:span></text:p>
      <text:p text:style-name="P11"/>
      <text:p text:style-name="P11"/>
      <text:p text:style-name="P11">Who holds the following viewpoint: Technology is only a tool, and it does not compromise our human freedom or determine our destiny in any appreciable way—it is up to us whether this powerful force is used for good or ill purposes.</text:p>
      <text:p text:style-name="P11"/>
      <text:p text:style-name="P11">→<text:span text:style-name="T5"> </text:span><text:span text:style-name="T4">Technology neutralists</text:span></text:p>
      <text:p text:style-name="P27"> </text:p>
      <text:p text:style-name="P11">Lessig contends that basic moral principles, such as the Golden Rule, should play a directive role in the regulation of cyberspace.</text:p>
      <text:p text:style-name="P11"/>
      <text:p text:style-name="P11">→<text:span text:style-name="T5"> False </text:span></text:p>
      <text:p text:style-name="P11"/>
      <text:p text:style-name="P11">Oxford philosopher John Finnis offers a master principle of morality, which one’s choices should always be:</text:p>
      <text:p text:style-name="P11"/>
      <text:p text:style-name="P30"><text:span text:style-name="T8">→ </text:span><text:span text:style-name="T13">Open to integral human fulfillmen</text:span><text:span text:style-name="T14">t</text:span> </text:p>
      <text:p text:style-name="P30"/>
      <text:p text:style-name="P30"/>
      <text:p text:style-name="P11">Information Ethics is a microethics precisely because of its interest in the entire infosphere and the entropy or impoverishment of being that could happen to any entity that occupies this environment.</text:p>
      <text:p text:style-name="P11"/>
      <text:p text:style-name="P11">→<text:span text:style-name="T5"> False </text:span></text:p>
      <text:p text:style-name="P11"/>
      <text:p text:style-name="P11">This philosophical position acknowledges that technology has reconfigured our political and social reality and that it does influence human behavior in particular ways.</text:p>
      <text:p text:style-name="P11"/>
      <text:p text:style-name="P30"><text:span text:style-name="T8">→</text:span><text:span text:style-name="T9"> </text:span><text:span text:style-name="T10"> </text:span><text:span text:style-name="T13">Technological realism</text:span></text:p>
      <text:p text:style-name="Standard"> </text:p>
      <text:p text:style-name="Standard"/>
      <text:p text:style-name="P11">If you believed that technology was an independent force beyond humanity’s capacity to control it, you would fall into which philosopher group?</text:p>
      <text:section text:style-name="Sect1" text:name="answer_87461">
        <text:p text:style-name="P31">→<text:span text:style-name="T5"> Iron Cage</text:span><text:line-break/></text:p>
      </text:section>
      <text:p text:style-name="Standard"/>
      <text:p text:style-name="Standard"><text:soft-page-break/></text:p>
      <text:p text:style-name="Standard"/>
      <text:h text:style-name="Heading_20_2" text:outline-level="2">Week 2 Quiz </text:h>
      <text:p text:style-name="Standard"/>
      <text:p text:style-name="P11">The first large-scale packet-switching network that was developed was the work of the Advanced Research Project Agency.</text:p>
      <text:p text:style-name="P11"/>
      <text:p text:style-name="P11">→<text:span text:style-name="T17"> True </text:span></text:p>
      <text:p text:style-name="P11"/>
      <text:p text:style-name="P11"/>
      <text:p text:style-name="P16">In 2015 the Federal Communications Commission released an order that would regulate broadband providers as public utilities and set rules for rates, terms, and conditions.</text:p>
      <text:p text:style-name="P16"/>
      <text:p text:style-name="P16">→<text:span text:style-name="T17"> True </text:span></text:p>
      <text:p text:style-name="P16"/>
      <text:p text:style-name="P16">Net neutrality keeps companies like Microsoft from forcing users who purchase Internet access through them to use their tools like specific search engines.</text:p>
      <text:p text:style-name="P16"/>
      <text:p text:style-name="P16">→<text:span text:style-name="T17"> True </text:span></text:p>
      <text:p text:style-name="P16"/>
      <text:p text:style-name="P16">One of the negative features of a bottom-up constraint is that it avoids the government infrastructure that inevitably accompanies a regulatory scheme.</text:p>
      <text:p text:style-name="P16"/>
      <text:p text:style-name="P16">→<text:span text:style-name="T17"> False </text:span></text:p>
      <text:p text:style-name="P16"/>
      <text:p text:style-name="P16"/>
      <text:p text:style-name="P16">___________________ portals, such as Yahoo function as gateways to the Web by providing an initial point of access from which users can connect to various sites.</text:p>
      <text:p text:style-name="P16"/>
      <text:p text:style-name="P16">→<text:span text:style-name="T17"> Horizontal </text:span></text:p>
      <text:p text:style-name="P16"/>
      <text:p text:style-name="P16"/>
      <text:p text:style-name="P16">Domain names were introduced to impose some order on the Net, and originally there were eight TLDs: .com, .net, .org, .edu, .gov, .pro, .coop, and .mil.</text:p>
      <text:p text:style-name="P16"/>
      <text:p text:style-name="P16">→<text:span text:style-name="T17"> False </text:span></text:p>
      <text:p text:style-name="P16"/>
      <text:p text:style-name="P16"/>
      <text:p text:style-name="P16">Filtering technologies give individuals the power to limit content or format the information they wish to receive.</text:p>
      <text:p text:style-name="P16"/>
      <text:p text:style-name="P16">→<text:span text:style-name="T17"> True </text:span></text:p>
      <text:p text:style-name="P16"/>
      <text:p text:style-name="P16"/>
      <text:p text:style-name="P16">Digital empowerment such as that used by activists in China, appears to have weakened state sovereignty and given individuals the upper hand.</text:p>
      <text:p text:style-name="P16"><text:soft-page-break/></text:p>
      <text:p text:style-name="P16">→<text:span text:style-name="T17"> True </text:span></text:p>
      <text:p text:style-name="P16"/>
      <text:p text:style-name="P16"/>
      <text:p text:style-name="P11">The WARSAW PACT created The World Wide Web as a means to efficiently communicate between membership governments.</text:p>
      <text:p text:style-name="P11"/>
      <text:p text:style-name="P11">–<text:span text:style-name="T17">&gt; False </text:span></text:p>
      <text:p text:style-name="P11"/>
      <text:p text:style-name="P11">An effective anonymizer tool known as ________, allows users to navigate the Web and download or upload content without being traced.</text:p>
      <text:p text:style-name="P11"/>
      <text:p text:style-name="P11">- <text:span text:style-name="T17">Tor</text:span></text:p>
      <text:p text:style-name="P11"/>
      <text:p text:style-name="P11"/>
      <text:h text:style-name="Heading_20_3" text:outline-level="3">Week 3 Quiz </text:h>
      <text:p text:style-name="P17"/>
      <text:p text:style-name="P17">Geolocation is fixed and mutable, and is the complicated nature of cyberspace.</text:p>
      <text:p text:style-name="P17"/>
      <text:p text:style-name="P17">→ False </text:p>
      <text:p text:style-name="P17"/>
      <text:p text:style-name="P17">The case that upheld banning pornography for minors was ___________ .</text:p>
      <text:p text:style-name="P17"/>
      <text:p text:style-name="P13"><text:span text:style-name="T17">→ </text:span><text:span text:style-name="T4">Ginsberg v. New York</text:span></text:p>
      <text:p text:style-name="P27"> </text:p>
      <text:p text:style-name="P11">The costs of banning anonymous speech in cyberspace are well within reason in an open and democratic society.</text:p>
      <text:p text:style-name="P11"/>
      <text:p text:style-name="P11">→<text:span text:style-name="T17"> False </text:span></text:p>
      <text:p text:style-name="P11"/>
      <text:p text:style-name="P11">The Communications Decency Act was written to control content that originated out side the United States.</text:p>
      <text:p text:style-name="P11"/>
      <text:p text:style-name="P11">→<text:span text:style-name="T17"> False </text:span></text:p>
      <text:p text:style-name="P11"/>
      <text:p text:style-name="P11">In the ACLU v. Reno case, the judges ruled that the Communications Decency Act violated the following amendment(s):</text:p>
      <text:p text:style-name="P11"/>
      <text:p text:style-name="P11">→<text:span text:style-name="T17"> First and Fifth (A and C)</text:span></text:p>
      <text:p text:style-name="P11"/>
      <text:p text:style-name="P11"/>
      <text:p text:style-name="P11">Pornography that depicts children engaged in sexual activity is legal under some circumstances.</text:p>
      <text:p text:style-name="P11"/>
      <text:p text:style-name="P11">→<text:span text:style-name="T17"> False </text:span></text:p>
      <text:p text:style-name="P11"/>
      <text:p text:style-name="P11"><text:soft-page-break/>The distinctive architecture of the Net is wholly consistent with an expansive and robust conception of free speech rights.</text:p>
      <text:p text:style-name="P11"/>
      <text:p text:style-name="P11">→<text:span text:style-name="T17"> True </text:span></text:p>
      <text:p text:style-name="P11"/>
      <text:p text:style-name="P11">The courts ruled that free expression on the Internet is entitled to the highest level of First Amendment protection because users have to seek it out rather then be surprised like they could be with television and radio.</text:p>
      <text:p text:style-name="P11"/>
      <text:p text:style-name="P11">→<text:span text:style-name="T17"> True </text:span></text:p>
      <text:p text:style-name="P11"/>
      <text:p text:style-name="P11">This country formed the Supreme Council of Cyberspace dedicated to purging the Internet of web sites that threatened Islamic morality or national security.</text:p>
      <text:p text:style-name="P11"/>
      <text:p text:style-name="P11">→<text:span text:style-name="T17"> Iran </text:span></text:p>
      <text:p text:style-name="P11"/>
      <text:p text:style-name="P11"/>
      <text:p text:style-name="P11">The process of encrypting a message and then routing that message through a series of anonymous remailers is known as:</text:p>
      <text:p text:style-name="P11"/>
      <text:p text:style-name="P11">→<text:span text:style-name="T17"> Chained re-mailing </text:span></text:p>
      <text:p text:style-name="P11"/>
      <text:p text:style-name="P11"/>
      <text:h text:style-name="Heading_20_2" text:outline-level="2">Week 4 Quiz </text:h>
      <text:p text:style-name="P17"/>
      <text:p text:style-name="P17">Applying Kant’s philosophy, a moral agent is acting immorally when he or she engages in the unauthorized copying of digital movie or music files.</text:p>
      <text:p text:style-name="P17"/>
      <text:p text:style-name="P17">→ True </text:p>
      <text:p text:style-name="P17"/>
      <text:p text:style-name="P17"/>
      <text:p text:style-name="P11">A supernode is a user computer selected by the software provider that has enough power to store the index of available music and provide search capabilities.</text:p>
      <text:p text:style-name="P11"/>
      <text:p text:style-name="P11">→<text:span text:style-name="T17"> True </text:span></text:p>
      <text:p text:style-name="P11"/>
      <text:p text:style-name="P11">Creating a program to unscramble a DVD file’s encryption protection system so a user could copy the movie to a computer hard drive is a violation of:</text:p>
      <text:p text:style-name="P11"/>
      <text:p text:style-name="P11">→<text:span text:style-name="T17"> </text:span><text:span text:style-name="T4">Digital Millennium Copyright Act</text:span></text:p>
      <text:p text:style-name="P27"> </text:p>
      <text:p text:style-name="P27"/>
      <text:p text:style-name="P11">National Foundation Copyright Act criminalizes the use of technologies that circumvent technical protection systems such as an encryption program.</text:p>
      <text:p text:style-name="P11"/>
      <text:p text:style-name="P11">→<text:span text:style-name="T17"> False </text:span></text:p>
      <text:p text:style-name="P11"><text:soft-page-break/></text:p>
      <text:p text:style-name="P11"/>
      <text:p text:style-name="P11"/>
      <text:p text:style-name="P11">A freeware license allows a user to redistribute the open source code with modifications or enhancements, but only under the same open source license under which that user received that code.</text:p>
      <text:p text:style-name="P11"/>
      <text:p text:style-name="P11">→<text:span text:style-name="T17"> False </text:span></text:p>
      <text:p text:style-name="P11"/>
      <text:p text:style-name="P11">The Supreme Court decision in _______________ held that a P2P network can be guilty of contributory infringement if it distributes software used primarily for copyright violations.</text:p>
      <text:p text:style-name="P11"/>
      <text:p text:style-name="P11">→<text:span text:style-name="T17"> MGM v. Grokster </text:span></text:p>
      <text:p text:style-name="P11"/>
      <text:p text:style-name="P11">______________ argued that property was an expression of one’s personality, a means of self-actualization.</text:p>
      <text:p text:style-name="P11"/>
      <text:p text:style-name="P11">→<text:span text:style-name="T17"> Hegel </text:span></text:p>
      <text:p text:style-name="P11"/>
      <text:p text:style-name="P11">Julie Cohen believes that broad copyright laws do not interfere with the good of creative play, therefore more attention should be given to the “romantic author”.</text:p>
      <text:p text:style-name="P11"/>
      <text:p text:style-name="P11">→<text:span text:style-name="T17"> False </text:span></text:p>
      <text:p text:style-name="P11"/>
      <text:p text:style-name="P11">P2P software gets around copyright infringement because it uses a functionality called uploading from a database stored in a super computer.</text:p>
      <text:p text:style-name="P11"/>
      <text:p text:style-name="P11">→<text:span text:style-name="T17"> False </text:span></text:p>
      <text:p text:style-name="P11"/>
      <text:p text:style-name="P11">According to ____________ argument, the person who works hard on common, unowned materials to make something new or original should enjoy a presumptive property right because he has transformed those materials through his labor.</text:p>
      <text:p text:style-name="P11"/>
      <text:p text:style-name="P11">→<text:span text:style-name="T17"> Locke </text:span></text:p>
      <text:p text:style-name="P11"/>
      <text:h text:style-name="Heading_20_2" text:outline-level="2">Week 5 Quiz </text:h>
      <text:p text:style-name="P17"/>
      <text:p text:style-name="P17">Corporations such as Metromail search public records both on and offline to build “Big Data” dossiers on consumers such as the make and model of their cars.</text:p>
      <text:p text:style-name="P17"/>
      <text:p text:style-name="P17">→ False </text:p>
      <text:p text:style-name="P17"/>
      <text:p text:style-name="P17">When concerning privacy rights online, the European Union has relied on a philosophy of self-regulation; legal rights have been downplayed.</text:p>
      <text:p text:style-name="P17"/>
      <text:p text:style-name="P17"><text:soft-page-break/>– False</text:p>
      <text:p text:style-name="P17"/>
      <text:p text:style-name="P17"/>
      <text:p text:style-name="P17">Some employers check the whereabouts of their employees through electronic monitoring and maintain health surveillance databanks.</text:p>
      <text:p text:style-name="P17"/>
      <text:p text:style-name="P17">→ True </text:p>
      <text:p text:style-name="P17"/>
      <text:p text:style-name="P17"/>
      <text:p text:style-name="P17">Natural privacy means if you are sitting in a secluded island off the coast of a continent and someone discovers you, you have lost your privacy, but you couldn’t reasonably claim that your privacy rights have somehow been violated.</text:p>
      <text:p text:style-name="P17"/>
      <text:p text:style-name="P17">→<text:span text:style-name="T18"> True </text:span></text:p>
      <text:p text:style-name="P17"/>
      <text:p text:style-name="P17">This country has a Workers Statute that “prohibits remote surveillance of workers by video camera or other devices,” unless agreed to by the union for the sake of a business necessity; even then, a worker has the right to challenge the surveillance.</text:p>
      <text:p text:style-name="P17"/>
      <text:p text:style-name="P17">→<text:span text:style-name="T18"> Italy </text:span></text:p>
      <text:p text:style-name="P17"/>
      <text:p text:style-name="P17">Hypothetically, because public records are posted on the Internet, you could find out major facts about someone you work with without their knowledge within 15 minutes.</text:p>
      <text:p text:style-name="P17"/>
      <text:p text:style-name="P17">→<text:span text:style-name="T18"> True </text:span></text:p>
      <text:p text:style-name="P17"/>
      <text:p text:style-name="P17">Because of the culture and political traditions, Europe does not like the idea of blunt solutions for regulating privacy on the Web.</text:p>
      <text:p text:style-name="P17"/>
      <text:p text:style-name="P17">→<text:span text:style-name="T18"> False </text:span></text:p>
      <text:p text:style-name="P17"/>
      <text:p text:style-name="P17">Gavison defines privacy as all of the following except:</text:p>
      <text:p text:style-name="P17"/>
      <text:p text:style-name="P17">→<text:span text:style-name="T18"> free will </text:span></text:p>
      <text:p text:style-name="P17"/>
      <text:p text:style-name="P17">In contrast to the constitutions of most European states, there is no right to privacy in the U.S. Constitution.</text:p>
      <text:p text:style-name="P17"/>
      <text:p text:style-name="P17">→<text:span text:style-name="T18"> True </text:span></text:p>
      <text:p text:style-name="P17"/>
      <text:p text:style-name="P17">This philosopher advocates “just aggregation” principles that would preserve the “spatial disconnects” that separate one context from another.</text:p>
      <text:p text:style-name="P18"/>
      <text:p text:style-name="P18">→ Cohen </text:p>
      <text:p text:style-name="P18"/>
      <text:h text:style-name="Heading_20_3" text:outline-level="3"><text:soft-page-break/></text:h>
      <text:h text:style-name="Heading_20_3" text:outline-level="3">Week 6 Quiz </text:h>
      <text:p text:style-name="P18"/>
      <text:p text:style-name="P8">To deal with computer trespass issues, the ________ was created.</text:p>
      <text:p text:style-name="P8"/>
      <text:p text:style-name="P8">→ Computer Fraud and Abuse Act</text:p>
      <text:p text:style-name="P9"> A router consists of hardware and/or software that is positioned between an organization’s internal network and the Internet and insulates a computer from intrusions.</text:p>
      <text:p text:style-name="P29"/>
      <text:p text:style-name="P10">→ False</text:p>
      <text:p text:style-name="P10"/>
      <text:p text:style-name="P10"><text:s/></text:p>
      <text:p text:style-name="P9">The process of solving social problems with technology must be firmly guided by government regulations, in the case of music or video, an awareness of the consumer’s right to make backup copies or to use a piece of content on diverse platforms (a Mac computer system, an iPhone, etc.).</text:p>
      <text:p text:style-name="P9"/>
      <text:p text:style-name="P9">→ False </text:p>
      <text:p text:style-name="P9"/>
      <text:p text:style-name="P9">The Computer Fraud and Abuse Act made it a crime to access any protected computer without authorization.</text:p>
      <text:p text:style-name="P9"/>
      <text:p text:style-name="P9">→ True </text:p>
      <text:p text:style-name="P9"/>
      <text:p text:style-name="P2">Clipper chip encryption devices activate the encryption functionality known as the session key to encode and decode the sounds of the speaker.</text:p>
      <text:p text:style-name="P2"/>
      <text:p text:style-name="P2">→<text:span text:style-name="T19"> True </text:span></text:p>
      <text:p text:style-name="P2"/>
      <text:p text:style-name="P2">This is a process usually accomplished with a key to translate cipher text back into plain text.</text:p>
      <text:p text:style-name="P2"/>
      <text:p text:style-name="P2">→<text:span text:style-name="T19"> Decryption </text:span></text:p>
      <text:p text:style-name="P2"/>
      <text:p text:style-name="P2">Many believed that key escrow plans like Clipper chip are flawed because they rely on “trusted” third parties, namely, the escrow agents holding the keys. According to this logic, the more parties involved in a cryptography scheme the weaker it is</text:p>
      <text:p text:style-name="P2"/>
      <text:p text:style-name="P2">→<text:span text:style-name="T19"> True</text:span></text:p>
      <text:p text:style-name="P2"/>
      <text:p text:style-name="P2"/>
      <text:p text:style-name="P2"/>
      <text:p text:style-name="P2"/>
      <text:p text:style-name="P2"><text:soft-page-break/>Allowing government to have backdoor access to encryption programs is an infringement of privacy rights; it opens up the possibility for general government surveillance. Once a person’s encryption key is uncovered, all of the individuals who electronically communicate with that person become the subjects of that surveillance</text:p>
      <text:p text:style-name="P2"/>
      <text:p text:style-name="P2">→<text:span text:style-name="T19"> True </text:span></text:p>
      <text:p text:style-name="P5"/>
      <text:p text:style-name="P19"/>
      <text:p text:style-name="P9">Clipper chip phones transmit a packet of information called _________ that include an encrypted version of the session key and a unique chip identifie<text:span text:style-name="T19">r.</text:span></text:p>
      <text:p text:style-name="P9"/>
      <text:p text:style-name="P9">→<text:span text:style-name="T19"> Law enforcement access field </text:span></text:p>
      <text:p text:style-name="P9"/>
      <text:p text:style-name="P9"/>
      <text:p text:style-name="P9">Antivirus software looks for signs of an intrusion, takes steps to stop the intrusion, and highlights the security hole so it can be repaired.</text:p>
      <text:p text:style-name="P9"/>
      <text:p text:style-name="P9">→ False </text:p>
      <text:p text:style-name="P9"/>
      <text:p text:style-name="P19"/>
      <text:p text:style-name="P19"/>
      <text:h text:style-name="Heading_20_2" text:outline-level="2">Mid Term Practice—<text:span text:style-name="T21">2 </text:span></text:h>
      <text:p text:style-name="P21"/>
      <text:p text:style-name="P22">Our human freedom is undoubtedly attenuated by technology’s might and its atomizing tendencies, and is completely effaced. As technologies advance we will lose our ability to implement systems and develop code in ways that protect fundamental human rights such as autonomy or privacy.</text:p>
      <text:p text:style-name="P22"/>
      <text:p text:style-name="P22">→<text:span text:style-name="T22"> False </text:span></text:p>
      <text:p text:style-name="P22"/>
      <text:p text:style-name="P22">According to Frankena, Technological Romanticism (TR) is the view that “the sole ultimate standard of right, wrong and obligation is the principle of utility or beneficence, which says quite strictly that the moral end to be sought in all that we do is the greatest possible balance of good over evil (or the least possible balance of evil over good).”</text:p>
      <text:p text:style-name="P22"/>
      <text:p text:style-name="P22">→<text:span text:style-name="T22"> False </text:span></text:p>
      <text:p text:style-name="P22"/>
      <text:p text:style-name="P22"><text:s/></text:p>
      <text:p text:style-name="P22"/>
      <text:p text:style-name="P22"><text:soft-page-break/></text:p>
      <text:p text:style-name="P22">New natural law is the ethical framework that asks the question: Which action or policy generates the best overall consequences or the greatest net expectable utility for all affected parties?</text:p>
      <text:p text:style-name="P22"/>
      <text:p text:style-name="P22">→<text:span text:style-name="T22"> False </text:span></text:p>
      <text:p text:style-name="P22"/>
      <text:p text:style-name="P22"/>
      <text:p text:style-name="P20">In Lessig’s book, <text:span text:style-name="T15">Code and Other Laws of Cyberspace</text:span>, Lessig lists the four constraints that regulate human behavior in real space as being law, norms, the market, and code.</text:p>
      <text:p text:style-name="P20"/>
      <text:p text:style-name="P20">→<text:span text:style-name="T22"> True </text:span></text:p>
      <text:p text:style-name="P20"/>
      <text:p text:style-name="P20">Lessig contends that basic moral principles, such as the Golden Rule, should play a directive role in the regulation of cyberspace.</text:p>
      <text:p text:style-name="P20"/>
      <text:p text:style-name="P20">→<text:span text:style-name="T22"> False </text:span></text:p>
      <text:p text:style-name="P20"/>
      <text:p text:style-name="P20">This piece of hardware performs much of the work in getting data transmitted over the NET to its ultimate destination reviewing the IP address of each message.</text:p>
      <text:p text:style-name="P20"/>
      <text:p text:style-name="P20">→<text:span text:style-name="T22"> Router </text:span></text:p>
      <text:p text:style-name="P20"/>
      <text:p text:style-name="P20">______________ portals, such as Quicken.com in the area of financial services are distinguished by their deep content and hyperlinks exclusive to one subject area.</text:p>
      <text:p text:style-name="P20"/>
      <text:p text:style-name="P20">→<text:span text:style-name="T22"> Vertical </text:span></text:p>
      <text:p text:style-name="P20"/>
      <text:p text:style-name="P20"/>
      <text:p text:style-name="P20">Free social media sites take user personal information and sell space for marketers to advertise to those users do to bring in revenue.</text:p>
      <text:p text:style-name="P20"/>
      <text:p text:style-name="P20">→<text:span text:style-name="T22"> True </text:span></text:p>
      <text:p text:style-name="P20"/>
      <text:p text:style-name="P20"/>
      <text:p text:style-name="P20"/>
      <text:p text:style-name="P20"/>
      <text:p text:style-name="P20"/>
      <text:p text:style-name="P20"><text:soft-page-break/></text:p>
      <text:p text:style-name="P20">Because of the Internet’s distributed architecture and resilient design, and digital information using 1s and 0s transmitted through cyberspace with ease, it is a simple matter to regulate usage</text:p>
      <text:p text:style-name="P20"/>
      <text:p text:style-name="P20">→<text:span text:style-name="T22"> False </text:span></text:p>
      <text:p text:style-name="P20"/>
      <text:p text:style-name="P20">The potential problem of governments regulating the Internet is that anyone posting information on the Internet is unduly open to nearly any sovereign’s jurisdiction, since that information could have an effect around the world. Thus any country could bring a lawsuit onto any user at any time.</text:p>
      <text:p text:style-name="P20"/>
      <text:p text:style-name="P20">→<text:span text:style-name="T22"> True </text:span></text:p>
      <text:p text:style-name="P20"/>
      <text:p text:style-name="P20">From a natural law perspective, lying and deception are not wrong because they impede or damage the intrinsic good of knowledge.</text:p>
      <text:p text:style-name="P20"/>
      <text:p text:style-name="P20">→<text:span text:style-name="T22"> False </text:span></text:p>
      <text:p text:style-name="P20"/>
      <text:p text:style-name="P20">All of the following are specific examples that support the argument that anonymous free expression deserves protection except:</text:p>
      <text:p text:style-name="P20"/>
      <text:p text:style-name="P20">→<text:span text:style-name="T22"> Cyberbullies </text:span></text:p>
      <text:p text:style-name="P20"/>
      <text:p text:style-name="P20">Hate speech can be dealt with through the same constraints used to control pornography, especially law and code.</text:p>
      <text:p text:style-name="P20"/>
      <text:p text:style-name="P20">→<text:span text:style-name="T22"> True </text:span></text:p>
      <text:p text:style-name="P20"/>
      <text:p text:style-name="P20">Google and Facebook were taken to court by this country for not censoring forbidden content that included blasphemy and ethnic disparagement.</text:p>
      <text:p text:style-name="P20"/>
      <text:p text:style-name="P20">→<text:span text:style-name="T22"> India </text:span></text:p>
      <text:p text:style-name="P20"/>
      <text:p text:style-name="P20"/>
      <text:p text:style-name="P20"/>
      <text:p text:style-name="P20"/>
      <text:p text:style-name="P20"/>
      <text:p text:style-name="P20"/>
      <text:p text:style-name="P20"><text:soft-page-break/></text:p>
      <text:p text:style-name="P20">Sometimes it may not be necessary for a blogger to disclose who pays his salary or who provides funding for the website’s operating costs.</text:p>
      <text:p text:style-name="P20"/>
      <text:p text:style-name="P20">→<text:span text:style-name="T22"> False </text:span></text:p>
      <text:p text:style-name="P20"/>
      <text:p text:style-name="P20">Copyright law does not give the copyright holder the right to prepare derivative works based upon the copyright works.</text:p>
      <text:p text:style-name="P20"/>
      <text:p text:style-name="P20">→<text:span text:style-name="T22"> False </text:span></text:p>
      <text:p text:style-name="P20"/>
      <text:p text:style-name="P20">According to Stallman, the patent and copyright protection regime interferes with the evolution and incremental improvement of software products. Therefore it causes an enormous disincentive and keeps users from enjoying many popular programs.</text:p>
      <text:p text:style-name="P20"/>
      <text:p text:style-name="P20">→<text:span text:style-name="T22"> True </text:span></text:p>
      <text:p text:style-name="P20"/>
      <text:p text:style-name="P20">P2P software gets around copyright infringement because it uses a functionality called uploading from a database stored in a super computer.</text:p>
      <text:p text:style-name="P20"/>
      <text:p text:style-name="P20">→<text:span text:style-name="T22"> False </text:span></text:p>
      <text:p text:style-name="P20"/>
      <text:p text:style-name="P20">A freeware license allows a user to redistribute the open source code with modifications or enhancements, but only under the same open source license under which that user received that code.</text:p>
      <text:p text:style-name="P20"/>
      <text:p text:style-name="P20">→<text:span text:style-name="T22"> False </text:span></text:p>
      <text:p text:style-name="P20"/>
      <text:p text:style-name="P20">Julie Cohen believes that broad copyright laws do not interfere with the good of creative play, therefore more attention should be given to the “romantic author”.</text:p>
      <text:p text:style-name="P20"/>
      <text:p text:style-name="P20">→<text:span text:style-name="T22"> False </text:span></text:p>
      <text:p text:style-name="P20"/>
      <text:p text:style-name="P20"/>
      <text:p text:style-name="P20"/>
      <text:p text:style-name="P20"/>
      <text:p text:style-name="P20"/>
      <text:p text:style-name="P20"/>
      <text:p text:style-name="P20"><text:soft-page-break/></text:p>
      <text:p text:style-name="P20">The collection, aggregation, and analysis of information to sell to marketers is known as Big Data.</text:p>
      <text:p text:style-name="P20"/>
      <text:p text:style-name="P20">→<text:span text:style-name="T22"> True </text:span></text:p>
      <text:p text:style-name="P20"/>
      <text:p text:style-name="P20">Because the Internet databases purge data after reaching 15 years of being posted, this keeps from overloading the supercomputers due to all of the file storage used by newspaper and other print media.</text:p>
      <text:p text:style-name="P20"/>
      <text:p text:style-name="P20">→<text:span text:style-name="T22"> False </text:span></text:p>
      <text:p text:style-name="P20"/>
      <text:p text:style-name="P20">Digital information is the currency of the new economy and there is too much market incentive to commoditize information even when privacy may be compromised.</text:p>
      <text:p text:style-name="P20"/>
      <text:p text:style-name="P20">→<text:span text:style-name="T22"> True </text:span></text:p>
      <text:p text:style-name="P20"/>
      <text:p text:style-name="P20">This type of tracking system is installed on a user’s computer and can track a web surfer’s location and online activities.</text:p>
      <text:p text:style-name="P20"/>
      <text:p text:style-name="P20">→<text:span text:style-name="T22"> Beacon </text:span></text:p>
      <text:p text:style-name="P20"/>
      <text:p text:style-name="P20">Privacy in cyberspace is tricky because a person who wants privacy is seeking restricted access, but that condition no longer exists when someone observes them or otherwise intrudes upon their private space.</text:p>
      <text:p text:style-name="P20"/>
      <text:p text:style-name="P20">→<text:span text:style-name="T22"> True </text:span></text:p>
      <text:p text:style-name="P20"/>
      <text:p text:style-name="P20">An intrusion detection system scans a computer system for malicious code and deletes the code once found.</text:p>
      <text:p text:style-name="P20"/>
      <text:p text:style-name="P20">→<text:span text:style-name="T22"> False </text:span></text:p>
      <text:p text:style-name="P20"/>
      <text:p text:style-name="P20"/>
      <text:p text:style-name="P20">The Clipper chip proposal was not met with enthusiasm outside the federal government because of all but one of the following:</text:p>
      <text:p text:style-name="P20"/>
      <text:p text:style-name="P14"><text:soft-page-break/><text:span text:style-name="T20">→</text:span><text:span text:style-name="T23"> </text:span><text:span text:style-name="T4">Terrorists could hack the code and change it</text:span></text:p>
      <text:p text:style-name="P27"> <text:span text:style-name="T11">Hollywood and the music content industry are frustrated that coders have not found a copyright protection code to prevent bootlegging of their products.</text:span></text:p>
      <text:p text:style-name="P11"/>
      <text:p text:style-name="P27"><text:span text:style-name="T11">→</text:span><text:span text:style-name="T12"> True </text:span></text:p>
      <text:p text:style-name="P24"/>
      <text:p text:style-name="P24"/>
      <text:p text:style-name="P11">The Clipper Chip was an early encryption device for the telephone that the government used only for in-house Clipper Chip phones to outside line phones.</text:p>
      <text:p text:style-name="P11"/>
      <text:p text:style-name="P11">→<text:span text:style-name="T24"> False </text:span></text:p>
      <text:p text:style-name="P11"/>
      <text:p text:style-name="P11"/>
      <text:p text:style-name="P20">The Computer Fraud and Abuse Act made it a crime to access any protected computer without authorization.</text:p>
      <text:p text:style-name="P20"/>
      <text:p text:style-name="P20">→<text:span text:style-name="T24"> True </text:span></text:p>
      <text:p text:style-name="P20"/>
      <text:h text:style-name="Heading_20_2" text:outline-level="2">Midterm – Practice 3 </text:h>
      <text:p text:style-name="P23"/>
      <text:p text:style-name="P23">Which of the following is not considered one of Lessig’s four constraints that regulate our behavior in real space?</text:p>
      <text:p text:style-name="P23"/>
      <text:p text:style-name="P23">→ Cultural norms</text:p>
      <text:p text:style-name="P23"/>
      <text:p text:style-name="P23">The theory that considers actions to be intrinsically right or wrong – their rightness or wrongness does not depend in any way on the consequences that they effect is known as:</text:p>
      <text:p text:style-name="P23"/>
      <text:p text:style-name="P15"><text:span text:style-name="T25">→</text:span><text:span text:style-name="T4">Deontological</text:span></text:p>
      <text:p text:style-name="P27"> </text:p>
      <text:p text:style-name="P27"/>
      <text:p text:style-name="P11">Social norms are a fundamental principle of ethics, a universal validity that remains the same whether one does business face-to-face or in cyberspace.</text:p>
      <text:p text:style-name="P11"/>
      <text:p text:style-name="P11">→<text:span text:style-name="T26"> False </text:span></text:p>
      <text:p text:style-name="P11"/>
      <text:p text:style-name="P11">Which ethical framework poses the operative question: Does the proposed action or policy promote the basic requirements of human flourishing? Does it impede, damage, or destroy any of the basic human goods?</text:p>
      <text:p text:style-name="P11"/>
      <text:p text:style-name="P11">→<text:span text:style-name="T26"> New natural law </text:span></text:p>
      <text:p text:style-name="P11"><text:soft-page-break/></text:p>
      <text:p text:style-name="P11"/>
      <text:p text:style-name="P11">Metanorms are simply a variable social action guide that is completely relative and dependent on a given social or cultural environment.</text:p>
      <text:p text:style-name="P11"/>
      <text:p text:style-name="P11">→<text:span text:style-name="T26"> False </text:span></text:p>
      <text:p text:style-name="P11"/>
      <text:p text:style-name="P11">Filtering technologies give individuals the power to limit content or format the information they wish to receive.</text:p>
      <text:p text:style-name="P11"/>
      <text:p text:style-name="P11">→<text:span text:style-name="T26"> True </text:span></text:p>
      <text:p text:style-name="P11"/>
      <text:p text:style-name="P11">In 2015 the Federal Communications Commission released an order that would allow companies like Youtube to have special regulations and preferences because their products use a high bandwidth.</text:p>
      <text:p text:style-name="P11"/>
      <text:p text:style-name="P11">→<text:span text:style-name="T26"> False </text:span></text:p>
      <text:p text:style-name="P11"/>
      <text:p text:style-name="P11">Europe will have an easy path to create a set of laws governing the use of the Internet because they are all part of the European Union where a majority of the countries can agree on a common set of regulations.</text:p>
      <text:p text:style-name="P11"/>
      <text:p text:style-name="P11">→<text:span text:style-name="T26"> False </text:span></text:p>
      <text:p text:style-name="P11"/>
      <text:p text:style-name="P11">The World Wide Web was developed at the European Particle Physics Lab as a means of exchanging data about high-energy physics among physicists scattered throughout the world.</text:p>
      <text:p text:style-name="P11"/>
      <text:p text:style-name="P11">→<text:span text:style-name="T26"> True </text:span></text:p>
      <text:p text:style-name="P11"/>
      <text:p text:style-name="P11"/>
      <text:p text:style-name="P11">___________________ portals, such as Yahoo function as gateways to the Web by providing an initial point of access from which users can connect to various sites.</text:p>
      <text:p text:style-name="P11"/>
      <text:p text:style-name="P11">→<text:span text:style-name="T26"> Horizontal </text:span></text:p>
      <text:p text:style-name="P11"/>
      <text:p text:style-name="P11"/>
      <text:p text:style-name="P23"/>
      <text:p text:style-name="P23">Companies who create search engines cannot be taken to court for not censoring forbidden content that included blasphemy and ethnic disparagement.</text:p>
      <text:p text:style-name="P23"/>
      <text:p text:style-name="P23">→<text:span text:style-name="T26"> False </text:span></text:p>
      <text:p text:style-name="P23"/>
      <text:p text:style-name="P23"><text:soft-page-break/>The Children’s Online Protection Act was blocked from taking effect by the judicial branch because the law would lead to self-censorship and result in censoring free speech.</text:p>
      <text:p text:style-name="P23">→<text:span text:style-name="T26"> True </text:span></text:p>
      <text:p text:style-name="P23"/>
      <text:p text:style-name="P23">Pornography that depicts children engaged in sexual activity is legal under some circumstances.</text:p>
      <text:p text:style-name="P23"/>
      <text:p text:style-name="P23">→<text:span text:style-name="T26"> False </text:span></text:p>
      <text:p text:style-name="P23"/>
      <text:p text:style-name="P23"/>
      <text:p text:style-name="P23">A link advertising a free product that sends advertisements to all a user’s friend connections when they click on it is called Social Spam.</text:p>
      <text:p text:style-name="P23"/>
      <text:p text:style-name="P23">→<text:span text:style-name="T26"> True </text:span></text:p>
      <text:p text:style-name="P23"/>
      <text:p text:style-name="P23">Code is fixed and mutable, and is the complicated nature of cyberspace.</text:p>
      <text:p text:style-name="P23"/>
      <text:p text:style-name="P23">→<text:span text:style-name="T26"> False </text:span></text:p>
      <text:p text:style-name="P23"/>
      <text:p text:style-name="P23">National Foundation Copyright Act criminalizes the use of technologies that circumvent technical protection systems such as an encryption program.</text:p>
      <text:p text:style-name="P23"/>
      <text:p text:style-name="P23">→<text:span text:style-name="T26"> False </text:span></text:p>
      <text:p text:style-name="P23"/>
      <text:p text:style-name="P23">Intellectual property rights last for 30 years after the author has passed away.</text:p>
      <text:p text:style-name="P23"/>
      <text:p text:style-name="P23">→<text:span text:style-name="T26"> False </text:span></text:p>
      <text:p text:style-name="P23"/>
      <text:p text:style-name="P23">Given the high quantity of patients, it is difficult for innovators to know when or if they have inadvertently infringed on a competitor’s patent.</text:p>
      <text:p text:style-name="P23"/>
      <text:p text:style-name="P23">→<text:span text:style-name="T26"> True </text:span></text:p>
      <text:p text:style-name="P23"/>
      <text:p text:style-name="P23">The open source code approach leads to the development of better software code, and in recent year many major software vendors are making their code more openly accessible.</text:p>
      <text:p text:style-name="P23"/>
      <text:p text:style-name="P23"><text:soft-page-break/>→<text:span text:style-name="T26"> True </text:span></text:p>
      <text:p text:style-name="P23"/>
      <text:p text:style-name="P23"/>
      <text:p text:style-name="P23"/>
      <text:p text:style-name="P23"/>
      <text:p text:style-name="P23"/>
      <text:p text:style-name="P23">It is legal to make extra copies of MP3 files as back-ups and distribute them to friends.</text:p>
      <text:p text:style-name="P23"/>
      <text:p text:style-name="P23">→<text:span text:style-name="T26"> False </text:span></text:p>
      <text:p text:style-name="P23"/>
      <text:p text:style-name="P23">Sensitive information collected without one’s permission and knowledge can be a potent weapon in the hands of those in positions of authority. This is an example of intrinsic loss of freedom.</text:p>
      <text:p text:style-name="P23"/>
      <text:p text:style-name="P23">→<text:span text:style-name="T26"> False </text:span></text:p>
      <text:p text:style-name="P23"/>
      <text:p text:style-name="P23">The Federal Trade Commission is responsible for enforcing this Act, which regulates and restricts disclosures of credit and financial information by credit bureaus.</text:p>
      <text:p text:style-name="P23"/>
      <text:p text:style-name="P23">→<text:span text:style-name="T26"> Fair Credit reporting act </text:span></text:p>
      <text:p text:style-name="P23"/>
      <text:p text:style-name="P23">It is illegal to create apps for smart phones and other mobile devices to gather data and sell that data to marketers.</text:p>
      <text:p text:style-name="P23"/>
      <text:p text:style-name="P23">→<text:span text:style-name="T26"> False </text:span></text:p>
      <text:p text:style-name="P23"/>
      <text:p text:style-name="P23">According to Privacy Rights Clearinghouse, all companies have privacy policies that outline how collected data will be shared with advertisers.</text:p>
      <text:p text:style-name="P23"/>
      <text:p text:style-name="P23">→<text:span text:style-name="T26"> False </text:span></text:p>
      <text:p text:style-name="P23"/>
      <text:p text:style-name="P23">Because the Internet databases purge data after reaching 15 years of being posted, this keeps from overloading the supercomputers due to all of the file storage used by newspaper and other print media.</text:p>
      <text:p text:style-name="P23"/>
      <text:p text:style-name="P23">→<text:span text:style-name="T26"> False </text:span></text:p>
      <text:p text:style-name="P23"><text:soft-page-break/></text:p>
      <text:p text:style-name="P23"/>
      <text:p text:style-name="P23"/>
      <text:p text:style-name="P23"/>
      <text:p text:style-name="P23"/>
      <text:p text:style-name="P23"/>
      <text:p text:style-name="P23">A router consists of hardware and/or software that is positioned between an organization’s internal network and the Internet and insulates a computer from intrusions.</text:p>
      <text:p text:style-name="P23"/>
      <text:p text:style-name="P23">→<text:span text:style-name="T26"> False </text:span></text:p>
      <text:p text:style-name="P23"/>
      <text:p text:style-name="P23">Clipper chip encryption devices activate the encryption functionality known as the session key to encode and decode the sounds of the speaker.</text:p>
      <text:p text:style-name="P23"/>
      <text:p text:style-name="P23">→<text:span text:style-name="T26"> True </text:span></text:p>
      <text:p text:style-name="P23"/>
      <text:p text:style-name="P23"/>
      <text:p text:style-name="P23">The government responded to Hollywood’s request to protect their products by passing new laws forbidding the creation, sale, or distribution of “any interactive device that does not include and utilize certified security technologies.</text:p>
      <text:p text:style-name="P23"/>
      <text:p text:style-name="P23">→<text:span text:style-name="T26"> True </text:span></text:p>
      <text:p text:style-name="P23"/>
      <text:p text:style-name="P23"/>
      <text:p text:style-name="P23">The No Electronic Theft Act of 1997 involves the unauthorized distribution of computer parts.</text:p>
      <text:p text:style-name="P23"/>
      <text:p text:style-name="P23">→<text:span text:style-name="T26"> False </text:span></text:p>
      <text:p text:style-name="P23"/>
      <text:p text:style-name="P23">Allowing government to have backdoor access to encryption programs is an infringement of privacy rights; it opens up the possibility for general government surveillance. Once a person’s encryption key is uncovered, all of the individuals who electronically communicate with that person become the subjects of that surveillance.</text:p>
      <text:p text:style-name="P23"/>
      <text:p text:style-name="P23">→<text:span text:style-name="T26"> True </text:span></text:p>
      <text:p text:style-name="P23"/>
      <text:p text:style-name="P23"/>
      <text:p text:style-name="P23"><text:soft-page-break/></text:p>
      <text:p text:style-name="P23"/>
      <text:p text:style-name="P23">In general, the enforcement of policies among employees is far less challenging than policy acceptance.</text:p>
      <text:p text:style-name="P23">→<text:span text:style-name="T27"> False</text:span></text:p>
      <text:p text:style-name="P23"/>
      <text:p text:style-name="P23">Integrity ensures that only authorized individuals are able to access information.</text:p>
      <text:p text:style-name="P23">→<text:span text:style-name="T27"> False </text:span></text:p>
      <text:p text:style-name="P25"/>
      <text:p text:style-name="P25"/>
      <text:p text:style-name="P25">ISS policies ensure the consistent protection of information flowing through the entire system. Which of the following is not one of the foundational reasons for using and enforcing security policies?</text:p>
      <text:p text:style-name="P25"/>
      <text:p text:style-name="P25">→ compliance controls for legal mandates </text:p>
      <text:p text:style-name="P25"/>
      <text:p text:style-name="P25">___________________ is the act of protecting information and the systems that store and process it.</text:p>
      <text:p text:style-name="P25"/>
      <text:p text:style-name="P25">→ Information systems security </text:p>
      <text:p text:style-name="P25"/>
      <text:p text:style-name="P25"/>
      <text:p text:style-name="P25">Which of the following is not one of the “five pillars of the IA model”</text:p>
      <text:p text:style-name="P25"/>
      <text:p text:style-name="P25">→ Assurance </text:p>
      <text:p text:style-name="P25"/>
      <text:p text:style-name="P25">In 2013, the national retailer Target Corporation suffered a major data breach that put the financial information of an estimated 40 million customers at risk. In 2009, the health care provider BlueCross BlueShield of Tennessee suffered a theft of hard drives when it reported 57 hard drives stolen. Both these cases resulted from a(n) ________________ failure.</text:p>
      <text:p text:style-name="P25"/>
      <text:p text:style-name="P25">→ security policy </text:p>
      <text:p text:style-name="P25"/>
      <text:p text:style-name="P25"/>
      <text:p text:style-name="P25"/>
      <text:p text:style-name="P25"/>
      <text:p text:style-name="P25"/>
      <text:p text:style-name="P25"/>
      <text:p text:style-name="P25"><text:soft-page-break/>An example of a preventive control would be a firewall because it stops incidents or breaches immediately and is designed to prevent such incidents from occurring.</text:p>
      <text:p text:style-name="P25"/>
      <text:p text:style-name="P25">→ True </text:p>
      <text:p text:style-name="P25"/>
      <text:p text:style-name="P25"/>
      <text:p text:style-name="P25">A(n) ___________________ is a confirmed event that compromises the confidentiality, integrity, or availability of information.</text:p>
      <text:p text:style-name="P25"/>
      <text:p text:style-name="P25">→ breach </text:p>
      <text:p text:style-name="P25"/>
      <text:p text:style-name="P25"/>
      <text:p text:style-name="P25">If a company wants to hire a consultant to redesign a major computer application, both parties would sign a confidentiality agreement (CA), also known as a nondisclosure agreement (NDA). The company could then disclose its problems, and the consultant would have more precise information to base an estimate.</text:p>
      <text:p text:style-name="P25"/>
      <text:p text:style-name="P25">→ True </text:p>
      <text:p text:style-name="P25"/>
      <text:p text:style-name="P25">One of the classifications that can be applied to security controls is physical control, which is also known as a “procedural control.” This control relies on a human to take some action.</text:p>
      <text:p text:style-name="P25"/>
      <text:p text:style-name="P25">→ False </text:p>
      <text:p text:style-name="P25"/>
      <text:p text:style-name="P25">An organization’s _________________ is a good source for determining what should be in security policies to meet regulatory requirements.</text:p>
      <text:p text:style-name="P25"/>
      <text:p text:style-name="P25">→ privacy officer </text:p>
      <text:p text:style-name="P25"/>
      <text:p text:style-name="P25">_____________________ in e-commerce broadly deals with creating rules on how to handle a consumer’s transaction and other information.</text:p>
      <text:p text:style-name="P25"/>
      <text:p text:style-name="P25">→ consumer rights </text:p>
      <text:p text:style-name="P25"/>
      <text:p text:style-name="P25"/>
      <text:p text:style-name="P25"/>
      <text:p text:style-name="P25"><text:soft-page-break/>The Sarbanes-Oxley (SOX) Act became law in 1999 and was meant to repeal existing laws so that banks, investment companies, and other financial services companies could merge.</text:p>
      <text:p text:style-name="P25"/>
      <text:p text:style-name="P25">→ false </text:p>
      <text:p text:style-name="P25"/>
      <text:p text:style-name="P25"/>
      <text:p text:style-name="P25">The term critical infrastructure refers to key elements of the country’s transportation, energy, communications, and banking systems. Which of the following is not an example of critical infrastructure?</text:p>
      <text:p text:style-name="P25"/>
      <text:p text:style-name="P25">→ public universities </text:p>
      <text:p text:style-name="P25"/>
      <text:p text:style-name="P25"/>
      <text:p text:style-name="P25">In 1999, the ___________________ is a law that came into being to repeal existing laws so that banks, investment companies, and other financial services companies could merge.</text:p>
      <text:p text:style-name="P25"/>
      <text:p text:style-name="P25">→ The Gramm-Leach-Bliley Act (GLBA) </text:p>
      <text:p text:style-name="P25"/>
      <text:p text:style-name="P25"/>
      <text:h text:style-name="Heading_20_2" text:outline-level="2">Week 8 Quiz </text:h>
      <text:p text:style-name="Text_20_body"/>
      <text:p text:style-name="P32">The privacy policy emerged as a type of code of conduct. With the rise of social media, many businesses are concerned about employees posting information about the company on social media sites. For many organizations, posting any information about the business beyond the employee’s name and title is strictly forbidden.</text:p>
      <text:p text:style-name="P32">→<text:span text:style-name="T28"> False </text:span></text:p>
      <text:p text:style-name="P32"/>
      <text:p text:style-name="P32">In an attribute based access control (ABAC) model, roles assigned are static, whereas in a role based access control (RBAC), roles are built more dynamically.</text:p>
      <text:p text:style-name="P32">→<text:span text:style-name="T28"> False </text:span></text:p>
      <text:p text:style-name="P32"/>
      <text:p text:style-name="P32"/>
      <text:p text:style-name="P32"/>
      <text:p text:style-name="P32"><text:soft-page-break/></text:p>
      <text:p text:style-name="P32">Web graffiti on an organization’s Web site can diminish an organization’s reputation. Web graffiti is a result of Web site defacement, in which a Web site is breached and its content altered, usually in a way that embarrasses the Web site owner.</text:p>
      <text:p text:style-name="P32">→<text:span text:style-name="T28"> True </text:span></text:p>
      <text:p text:style-name="P32"/>
      <text:p text:style-name="P32">One of the ways to verify a computer’s identity is by using certificates, because, in general terms, the certificate acts like a digital fingerprint.</text:p>
      <text:p text:style-name="P32">→<text:span text:style-name="T28"> True </text:span></text:p>
      <text:p text:style-name="P32"/>
      <text:p text:style-name="P32">______________________ can run on a workstation or server and is at the heart of all business applications.</text:p>
      <text:p text:style-name="P32">→<text:span text:style-name="T28"> Application software </text:span></text:p>
      <text:p text:style-name="P32"/>
      <text:p text:style-name="P32">Implementing security policy means continuous communication with ___________________ and ensuring transparency about what’s working and what’s not working.</text:p>
      <text:p text:style-name="P32">→<text:span text:style-name="T28"> stakeholders </text:span></text:p>
      <text:p text:style-name="P32"/>
      <text:p text:style-name="P32">In a large organization, the complexity required to keep operations running effectively requires a hierarchy of specialties. Thus, which of following organizational structures is preferred?</text:p>
      <text:p text:style-name="P32">→<text:span text:style-name="T28"> hierarchical organizational structure </text:span></text:p>
      <text:p text:style-name="P32"/>
      <text:p text:style-name="P32">Data owners ensure that only the access that is needed to perform day-to-day operations is granted and that duties are separated adequately to mitigate the risk of errors and fraud.</text:p>
      <text:p text:style-name="P32">→<text:span text:style-name="T28"> True </text:span></text:p>
      <text:p text:style-name="P32"/>
      <text:p text:style-name="P32">When an organization implements a division of labor, the depth and quality is higher. The result is the organization grows, along with operating costs. An organization needs to divide labor in such a way that it can create quality, remain competitive, and control operating costs.</text:p>
      <text:p text:style-name="P32">→<text:span text:style-name="T28"> True </text:span></text:p>
      <text:p text:style-name="P32"/>
      <text:p text:style-name="P32"/>
      <text:p text:style-name="P32"><text:soft-page-break/></text:p>
      <text:p text:style-name="P32">In order to build a coalition, it’s the responsibility of the chief information security officer (CISO) to reach out to stakeholders, explain the policy change, and listen to concerns. Many organizations have what are called control partners, who give input before a policy change can be made. Which of the following is not an example of control partners found in many large organizations?</text:p>
      <text:p text:style-name="P32">→<text:span text:style-name="T28"> data custodians </text:span></text:p>
      <text:p text:style-name="P32"/>
      <text:h text:style-name="Heading_20_2" text:outline-level="2">Week 9 Quiz </text:h>
      <text:p text:style-name="P33"/>
      <text:p text:style-name="P33">Security standards provide guidance towards achieving specific security policies. Standards are formal documents that establish: 1) details of how the program runs; 2) who is responsible for day-to-day work; 3) how training and awareness are conducted; and 4) how compliance is handled.</text:p>
      <text:p text:style-name="P33">→ False </text:p>
      <text:p text:style-name="P33"/>
      <text:p text:style-name="P33">The chief executive officer (CEO) usually approves and signs the information security program charter because the charter establishes the responsibility for information security within the organization. However, it is not important that senior leadership expresses support for the information security program. However, it is most important that the chief information security officer (CISO) approves and issues the framework for IT security policies.</text:p>
      <text:p text:style-name="P33">→ False </text:p>
      <text:p text:style-name="P33"/>
      <text:p text:style-name="P33">Which of the following standards is important to issue as new technologies develop considering that some issues diminish in importance while new ones continually appear?</text:p>
      <text:p text:style-name="P33">→ issue-specific standard</text:p>
      <text:p text:style-name="P33"/>
      <text:p text:style-name="P33">The security posture of an organization is usually expressed in terms of ___________________, which generally refers to how much risk an organization is willing to accept to achieve its goal, and ____________________, which relates how much variance in the process an organization will accept.</text:p>
      <text:p text:style-name="P33">→ <text:s/>risk appetite, risk tolerance </text:p>
      <text:p text:style-name="P33"/>
      <text:p text:style-name="P33"/>
      <text:p text:style-name="P33"/>
      <text:p text:style-name="P33"/>
      <text:p text:style-name="P33"><text:soft-page-break/>Operations security describes operational management of controls to ensure that capacity is adequate and performance is delivered. Which of the following is not one of the key topics included in this section?</text:p>
      <text:p text:style-name="P33">→ network security management </text:p>
      <text:p text:style-name="P33"/>
      <text:p text:style-name="P33">Policies and standards are a collection of concrete definitions that describe acceptable and unacceptable human behavior. The questions related to_______________ are more appropriate for procedures or guidelines than policies or standards, which require detail that is more at the level of________________.</text:p>
      <text:p text:style-name="P33">→ where, when, and how; what, who, and why </text:p>
      <text:p text:style-name="P33"/>
      <text:p text:style-name="P33">Awareness programs are separated into two parts: awareness and approval. The purpose of awareness is to provide employees a better understanding of security risks. The goal of approval is to gain the buy-in of all employees on the effectiveness of the program after they have demonstrated awareness.</text:p>
      <text:p text:style-name="P33">@ Reference: p 193-194 Explanation: B is correct because awareness programs are separated into two parts: awareness and training. Training should address many possible security problems in detail, as well as identify a set of accessible rules to reduce the risk of problems. Approval is implemented before the policy is rolled out to employees.</text:p>
      <text:p text:style-name="P33">→ False </text:p>
      <text:p text:style-name="P33"/>
      <text:p text:style-name="P33">Security controls are measures taken to protect systems from attacks on the integrity, confidentiality, and availability of the system. If a potential employee is required to undergo a drug screening, which of the following controls is being conducted?</text:p>
      <text:p text:style-name="P33">→ administrative controls </text:p>
      <text:p text:style-name="P33"/>
      <text:p text:style-name="P33">The main difference between a revision and an update is that the former consists of minor edits, whereas the latter may require changes of major or minor significance.</text:p>
      <text:p text:style-name="P33">@ Reference: p 198-199 Explanation: B is correct because a revision may require changes of major or minor significance, whereas an update consists of minor edits, such as correcting a typo or repairing broken Web site link.</text:p>
      <text:p text:style-name="P33">→ False </text:p>
      <text:p text:style-name="P33"/>
      <text:p text:style-name="P33"/>
      <text:p text:style-name="P33"/>
      <text:p text:style-name="P33"><text:soft-page-break/></text:p>
      <text:p text:style-name="P33">A company that discusses the architecture operating model is well-equipped to identify areas of discord and create a shared set of beliefs on the proper placement and implementation of controls.</text:p>
      <text:p text:style-name="P33">@ Reference: p 176</text:p>
      <text:p text:style-name="P33">→ True </text:p>
      <text:h text:style-name="Heading_20_2" text:outline-level="2">Week 10 Quiz </text:h>
      <text:p text:style-name="Text_20_body"/>
      <text:p text:style-name="Text_20_body">Which of the following is not one of the similarities shared by an enterprise risk management (ERM) framework and a governance, risk management, and compliance (GRC) framework?</text:p>
      <text:p text:style-name="Text_20_body">→<text:span text:style-name="T29"> the importance of value delivery </text:span></text:p>
      <text:p text:style-name="Text_20_body"/>
      <text:p text:style-name="Text_20_body">An illustration of ________________ would be an organization installing malware software on the network and endpoint, monitoring for suspicious traffic, and responding as needed.</text:p>
      <text:p text:style-name="Text_20_body">→<text:span text:style-name="T29"> disposal of risk </text:span></text:p>
      <text:p text:style-name="Text_20_body"/>
      <text:p text:style-name="Text_20_body">Examples of strategic risk include an organizational merger or acquisition, a change in the customer, or a change in the industry.</text:p>
      <text:p text:style-name="Text_20_body">→<text:span text:style-name="T29"> True </text:span></text:p>
      <text:p text:style-name="Text_20_body"/>
      <text:p text:style-name="Text_20_body">The _______________________domain establishes the context and business view for a risk evaluation and guarantees that risk activity aligns with the business goals, objectives, and tolerances. The ________________ domain establishes that technology risks are identified and delivered to leadership in business terms.</text:p>
      <text:p text:style-name="Text_20_body">→<text:span text:style-name="T29"> risk governance, risk evaluation </text:span></text:p>
      <text:p text:style-name="Text_20_body"/>
      <text:p text:style-name="Text_20_body">In May 2013, a National Security Agency (NSA) contractor named Edward Snowden leaked thousands of documents to a journalist detailing how the U.S. implements intelligence surveillance across the Internet. In which of the following sectors did this breach occur?</text:p>
      <text:p text:style-name="Text_20_body">→<text:span text:style-name="T29"> public sector </text:span></text:p>
      <text:p text:style-name="Text_20_body"/>
      <text:p text:style-name="Text_20_body"/>
      <text:p text:style-name="Text_20_body"/>
      <text:p text:style-name="Text_20_body"><text:soft-page-break/>The operational risk committee has the ability to determine which business activities are riskier than others. For example, if a business wants to sell product on the Internet for the first time, then the risk committee would need to understand the wide-ranging risks involved as well as the organization’s security capability.</text:p>
      <text:p text:style-name="Text_20_body">→<text:span text:style-name="T29"> True </text:span></text:p>
      <text:p text:style-name="Text_20_body"/>
      <text:p text:style-name="Text_20_body">Within the seven domains of a typical IT infrastructure, there are particular roles responsible for data handling and data quality. Which of the following individuals do not work with the security teams to ensure data protection and quality?</text:p>
      <text:p text:style-name="Text_20_body">→<text:span text:style-name="T29"> auditors </text:span></text:p>
      <text:p text:style-name="Text_20_body"/>
      <text:p text:style-name="Text_20_body">Which of the following responsibilities is in the purview of the second line of defense?</text:p>
      <text:p text:style-name="Text_20_body">→<text:span text:style-name="T29"> <text:s/>identify and assess enterprise risk </text:span></text:p>
      <text:p text:style-name="Text_20_body"/>
      <text:p text:style-name="Text_20_body">The ________________ domain ensures risks are diminished and remediated in the most cost-effective manner. To prevent risk from increasing in severity and scope, this domain coordinates risk responses ensuring that the right people are engaged when appropriate.</text:p>
      <text:p text:style-name="Text_20_body">→<text:span text:style-name="T29"> risk response </text:span></text:p>
      <text:p text:style-name="Text_20_body"/>
      <text:p text:style-name="Text_20_body">In the three-lines-of-defense model of risk management, the second line of defense is the business unit (BU), which is responsible for controlling risk on a daily basis. The BU locates risk, assesses the impact, and mitigates the risk whenever possible.</text:p>
      <text:p text:style-name="Text_20_body">→<text:span text:style-name="T29"> False </text:span></text:p>
      <text:p text:style-name="Text_20_body"/>
      <text:h text:style-name="P35" text:outline-level="2"/>
      <text:h text:style-name="P36" text:outline-level="2">Week 11 Quiz </text:h>
      <text:p text:style-name="Text_20_body"/>
      <text:p text:style-name="Text_20_body">The Barings Bank collapsed in 1995 after it was found that an employee had lost over $1.3 billion of the bank’s assets on the market. The collapse occurred when an arbitrage trader was responsible for both managing trades and guaranteeing that trades were settled and reported according to proper procedures. To which of the following causes is this collapse attributed?</text:p>
      <text:p text:style-name="Text_20_body">→<text:span text:style-name="T29"> <text:s/>lack of separation of duties </text:span></text:p>
      <text:p text:style-name="Text_20_body"/>
      <text:p text:style-name="Text_20_body"/>
      <text:p text:style-name="Text_20_body">OpenSSL is an application that grants Web sites the ability to encrypt information from visitors so the data transferred back and forth cannot be read by others. A Web site accessed with OpenSSL then responds and urgently listens for more input; this process is known as the heartbleed routine.</text:p>
      <text:p text:style-name="Text_20_body">→<text:span text:style-name="T29"> False </text:span></text:p>
      <text:p text:style-name="Text_20_body"/>
      <text:p text:style-name="Text_20_body">Whenever a high-risk application is put into place in an organization, is it necessary for the following four user domain-level securities to be enacted: risk assessment, controls design, access management, and escalation</text:p>
      <text:p text:style-name="Text_20_body">→<text:span text:style-name="T29"> True </text:span></text:p>
      <text:p text:style-name="Text_20_body"/>
      <text:p text:style-name="Text_20_body">According to the best practices most widely adopted to protect users and organizations, _______________ employs an approach that sets up overlapping layers of security as the preferred means of mitigating threats.</text:p>
      <text:p text:style-name="Text_20_body">→<text:span text:style-name="T29"> layered defense </text:span></text:p>
      <text:p text:style-name="Text_20_body"/>
      <text:p text:style-name="Text_20_body">It is often the case that system accounts need increased privileges to start, stop, and manage system services; such accounts can be interactive or non-interactive. The word interactive denotes a person’s inability to log on to the account, whereas noninteractive denotes a person’s ability to do so.</text:p>
      <text:p text:style-name="Text_20_body">→<text:span text:style-name="T29"> False </text:span></text:p>
      <text:p text:style-name="Text_20_body"/>
      <text:p text:style-name="Text_20_body"/>
      <text:p text:style-name="Text_20_body"/>
      <text:p text:style-name="Text_20_body"/>
      <text:p text:style-name="Text_20_body"><text:soft-page-break/>When developing baseline standards, it is vital to use industry best practices. Industry best practices standards enable one to justify choices being made to regulators. Furthermore, there is increased efficiency to be gained by modifying an existing standard as opposed to creating one from the ground up.</text:p>
      <text:p text:style-name="Text_20_body">→<text:span text:style-name="T29"> True </text:span></text:p>
      <text:p text:style-name="Text_20_body">The workstation domain control standard that institutes restrictions for employer-owned mobile and portable workstations is known as the acquisitions standard.</text:p>
      <text:p text:style-name="Text_20_body">→<text:span text:style-name="T29"> False </text:span></text:p>
      <text:p text:style-name="Text_20_body"/>
      <text:p text:style-name="Text_20_body">WAN standards often address WAN management, router security, protocols, Domain Name Services (DNS), and Web services. As such, a WAN controls standard might include the following types of statements: “All access points to the WAN shall be approved by the IS department,” and “All WAN-related address changes and configurations shall be approved by the IS department.”</text:p>
      <text:p text:style-name="Text_20_body">→<text:span text:style-name="T30"> True </text:span></text:p>
      <text:p text:style-name="Text_20_body"/>
      <text:p text:style-name="Text_20_body">Domain security control requirements are embodied in several different types of documents. One such document is known as _______________________, which uses a hierarchical organizing structure to identify the key terms and their explanations.</text:p>
      <text:p text:style-name="Text_20_body">→<text:span text:style-name="T30"> a dictionary </text:span></text:p>
      <text:p text:style-name="Text_20_body"/>
      <text:p text:style-name="Text_20_body">A significant objective in telecommunication standards is the need to identify the devices and protocols to be used and then determine how to handle data on those devices.</text:p>
      <text:p text:style-name="Text_20_body">→<text:span text:style-name="T30"> True </text:span></text:p>
      <text:p text:style-name="Text_20_body"/>
      <text:p text:style-name="Text_20_body"/>
      <text:h text:style-name="Heading_20_2" text:outline-level="2">Week 12 Quiz </text:h>
      <text:p text:style-name="Text_20_body">In most cases, a Quality Assurance function is a control that occurs in real-time and is preventive. A Quality Control function differs because, as a detective control, it examines defects over time and surveys a wide range of samples.</text:p>
      <text:p text:style-name="Text_20_body">→<text:span text:style-name="T30"> True </text:span></text:p>
      <text:p text:style-name="Text_20_body"/>
      <text:p text:style-name="Text_20_body"/>
      <text:p text:style-name="Text_20_body"/>
      <text:p text:style-name="Text_20_body"><text:soft-page-break/>For the sake of protection during a lawsuit, it is advised that a company creates a retention policy that delineates how data is regularly classified, deleted, and retained. Such a policy illustrates “good faith.”</text:p>
      <text:p text:style-name="Text_20_body">→<text:span text:style-name="T30"> True </text:span></text:p>
      <text:p text:style-name="Text_20_body"/>
      <text:p text:style-name="P34">Risk management policies establish the framework for measuring risk for data classification and actions associated with risk and control self-assessment (RCSA); these policies also define the standards for judging the assessments as well as the content that comprises the assessments.</text:p>
      <text:p text:style-name="P34">→ True </text:p>
      <text:p text:style-name="P34"/>
      <text:p text:style-name="P34">As one of the most vital actions performed in an organization, the risk assessment delimits vulnerabilities and threats as well as recommendations for controls.</text:p>
      <text:p text:style-name="P34">→ True </text:p>
      <text:p text:style-name="P34"/>
      <text:p text:style-name="P34">If an organization is creating a customized data classification scheme, it is important to keep in mind the accepted guidelines. Which of the following is not one these guidelines?</text:p>
      <text:p text:style-name="P34">→ Make recommendations for how audits can be conducted.</text:p>
      <text:p text:style-name="P34"><text:s/></text:p>
      <text:p text:style-name="P34">The customization of applications and systems is widely known as configuration. The configuration for databases and operating systems features security controls. It is necessary that the DRP guarantee that these controls remain functional in the midst of a disaster.</text:p>
      <text:p text:style-name="P34">→ True </text:p>
      <text:p text:style-name="P34"/>
      <text:p text:style-name="P34">Which of the following departments has a significant role to play concerning the act of creating the messaging around an incident to the media and the parties impacted?</text:p>
      <text:p text:style-name="P34">→ PR </text:p>
      <text:p text:style-name="P34"/>
      <text:p text:style-name="P34">When creating an IRT charter document, it is necessary to create a mission statement, which summarizes prior information on incident response and its significance to the organization.</text:p>
      <text:p text:style-name="P34">→ False </text:p>
      <text:p text:style-name="P34"/>
      <text:p text:style-name="P34"/>
      <text:p text:style-name="P34"/>
      <text:p text:style-name="P34"><text:soft-page-break/></text:p>
      <text:p text:style-name="Text_20_body">SQL injections are attacks that result from the absence of separating high-risk assets on their own network segments.</text:p>
      <text:p text:style-name="Text_20_body">→<text:span text:style-name="T30"> False </text:span></text:p>
      <text:p text:style-name="Text_20_body"/>
      <text:p text:style-name="Text_20_body">When an incident occurs, there are a number of options that can be pursued. Which of the following actions is recommended when assets of a low value are being attacked?</text:p>
      <text:p text:style-name="Text_20_body">→<text:span text:style-name="T30"> The breach may be permitted to proceed so that information on the attacker can be determined, but doing so depends on the goals of the business.</text:span></text:p>
      <text:p text:style-name="Text_20_body"/>
      <text:h text:style-name="Heading_20_2" text:outline-level="2">Week 13 Quiz </text:h>
      <text:p text:style-name="Text_20_body"/>
      <text:p text:style-name="Text_20_body">When a CISO is seeking executive buy-in for implementing security policies with respect to a target state, the dialogue should make certain to address each of the following except:</text:p>
      <text:p text:style-name="Text_20_body">→<text:span text:style-name="T32"> the names of the teams members who were consulted to create the policy </text:span></text:p>
      <text:p text:style-name="Text_20_body"/>
      <text:p text:style-name="Text_20_body">A threat vector is an item of code on a distributed device. The threat vector has a number of functions, but the main one is to make a report of the condition of the device that is to be delivered to the central server.</text:p>
      <text:p text:style-name="Text_20_body">@ Reference: p 367 Explanation: B is correct because a threat vector refers to a path through which unauthorized access can be obtained by a hacker. This description above applies to an agent.</text:p>
      <text:p text:style-name="Text_20_body">→<text:span text:style-name="T32"> False </text:span></text:p>
      <text:p text:style-name="Text_20_body"/>
      <text:p text:style-name="Text_20_body">The department responsible for providing security training to new employees is the _______________.</text:p>
      <text:p text:style-name="Text_20_body">→<text:span text:style-name="T32"> HR </text:span></text:p>
      <text:p text:style-name="Text_20_body"/>
      <text:p text:style-name="Text_20_body"/>
      <text:p text:style-name="Text_20_body"/>
      <text:p text:style-name="Text_20_body"/>
      <text:p text:style-name="Text_20_body"/>
      <text:p text:style-name="Text_20_body"/>
      <text:p text:style-name="Text_20_body"><text:soft-page-break/>It is necessary that writing policies to advocate a mutually agreed-upon target state requires clarity and flexibility. It is recommended that language like “expected” and “should” is favorable to encourage employees to offer their own interpretation of how policies might be applied.</text:p>
      <text:p text:style-name="Text_20_body">@ Reference: p 374 Explanation: B is correct because words like “expected” or “should” are not sufficiently precise for inclusion in a policy. It is preferable to compose a statement like “You must log off your computer and shut it down before you leave the office for the day.”</text:p>
      <text:p text:style-name="P34">→<text:span text:style-name="T32"> False </text:span></text:p>
      <text:p text:style-name="P34"/>
      <text:p text:style-name="P34">A(n) ______________________ is a centrally located device that is capable and permitted to extend and connect to distributed services.</text:p>
      <text:p text:style-name="P34">→<text:span text:style-name="T32"> agentless central management tool </text:span></text:p>
      <text:p text:style-name="P34"/>
      <text:p text:style-name="P34"/>
      <text:p text:style-name="P34">What is the main difference between a law and a regulation?</text:p>
      <text:p text:style-name="P34">→<text:span text:style-name="T32"> Regulations have authority that derives from the original law. </text:span></text:p>
      <text:p text:style-name="P34"/>
      <text:p text:style-name="P34">Beyond computer workstation usage, e-mail usage is the only employee action subject to monitoring.</text:p>
      <text:p text:style-name="P34">@ Reference: p 407 Explanation: B is correct because in addition to computer and e-mail usage, organizations can also monitor Internet usage to prevent employees accessing inappropriate sites from work and work devices.</text:p>
      <text:p text:style-name="P34">→<text:span text:style-name="T32"> True </text:span></text:p>
      <text:p text:style-name="P34">After management has created and agreed upon its policies, it must then determine how these policies will be implemented. Which of the following is not one the processes that line management will follow in order to make the new policies operational?</text:p>
      <text:p text:style-name="P34">→<text:span text:style-name="T32"> It will ensure that users with the most sensitive security access especially adhere to the policies.</text:span></text:p>
      <text:p text:style-name="P34"/>
      <text:p text:style-name="P34">Which of the following committees is responsible for the review of concepts, testing phases, and designs of new initiatives as well as determining when a project can enter the production phase?</text:p>
      <text:p text:style-name="P34">→<text:span text:style-name="T32"> the project committee </text:span></text:p>
      <text:p text:style-name="P34"/>
      <text:p text:style-name="P34"/>
      <text:p text:style-name="P34"/>
      <text:p text:style-name="P34"/>
      <text:p text:style-name="P34"><text:soft-page-break/></text:p>
      <text:p text:style-name="P34">The Gramm-Leach-Bliley Act (GLBA) was created to protect confidentiality and security of customer information. Thus, under GLBA, organizations are required to inform regulators quickly if any unauthorized access or breach has occurred. Consider this scenario: A bank teller accesses a customer account out of curiosity. What is best course of action following this event?</text:p>
      <text:p text:style-name="P34">→<text:span text:style-name="T32"> The bank should notify the regulator based on the threshold set for the how many records can be subject to unauthorized access.</text:span></text:p>
      <text:p text:style-name="P34"/>
      <text:p text:style-name="Text_20_body">Although there are security tasks that can achieved with specific tools, any tasks concerning IT security policy compliance need to address one basic concern: change and configuration management. This management is important because changes made to the system and enhancing configurations each affect the life cycle of a system.</text:p>
      <text:p text:style-name="Text_20_body">→<text:span text:style-name="T32"> False </text:span></text:p>
      <text:p text:style-name="Text_20_body"/>
      <text:p text:style-name="Text_20_body">________________ controls the processes associated with monitoring and changing configuration throughout the life of a system. This includes the original baseline configuration.</text:p>
      <text:p text:style-name="Text_20_body">→<text:span text:style-name="T32"> Configuration management </text:span></text:p>
      <text:p text:style-name="Text_20_body"/>
      <text:p text:style-name="Text_20_body">A baseline is a point of departure that guarantees that systems comply with security requirements when they are enacted. However, it is not an uncommon occurrence that systems are changed in a way that means they are no longer in compliance. Thus, it is necessary to use an accepted method to ensure that settings have not been changed. Which of the following is not one of these methods?</text:p>
      <text:p text:style-name="Text_20_body">→<text:span text:style-name="T33"> patch management </text:span></text:p>
      <text:p text:style-name="Text_20_body"/>
      <text:p text:style-name="Text_20_body">In general, administrators measure server performance by assessing three core resources: the memory, the disk, and the network. When these are initially measured and recorded, it establishes a performance baseline; later, the administrator needs to measure the resources again and ensure the measurements are closely aligned so that the server continues to meet expectations.</text:p>
      <text:p text:style-name="Text_20_body">→<text:span text:style-name="T33"> False </text:span></text:p>
      <text:p text:style-name="Text_20_body"/>
      <text:p text:style-name="Text_20_body">A ________________________ is a string of data associated with a file that provides added security, authentication, and nonrepudiation.</text:p>
      <text:p text:style-name="Text_20_body">→<text:span text:style-name="T33"> digital signature</text:span></text:p>
      <text:p text:style-name="P32"/>
      <text:p text:style-name="P32"><text:soft-page-break/></text:p>
      <text:h text:style-name="Heading_20_2" text:outline-level="2">Final Practice Exam </text:h>
      <text:p text:style-name="Text_20_body"/>
      <text:p text:style-name="Text_20_body">The COBIT Align, Plan, and Organize domain includes basic details of an organization’s requirements and goals; this domain answers which of the following questions?</text:p>
      <text:p text:style-name="Text_20_body">→<text:span text:style-name="T34"> what do you want to do? </text:span></text:p>
      <text:p text:style-name="Text_20_body"/>
      <text:p text:style-name="Text_20_body">A vulnerability is a human-caused or natural event that could impact the system, whereas a risk is a weakness in a system that can be exploited.</text:p>
      <text:p text:style-name="Text_20_body">→<text:span text:style-name="T34"> False </text:span></text:p>
      <text:p text:style-name="Text_20_body">Which of the following situations best illustrates the process of authentication?</text:p>
      <text:p text:style-name="Text_20_body">→<text:span text:style-name="T34"> A Web site sets users’ passwords to expire every 90 days </text:span></text:p>
      <text:p text:style-name="Text_20_body"/>
      <text:p text:style-name="Text_20_body">In general, the enforcement of policies among employees is far less challenging than policy acceptance.</text:p>
      <text:p text:style-name="Text_20_body">→<text:span text:style-name="T34"> </text:span><text:span text:style-name="T35">False </text:span></text:p>
      <text:p text:style-name="Text_20_body"/>
      <text:p text:style-name="Text_20_body">ISS policies ensure the consistent protection of information flowing through the entire system. Which of the following is not one of the foundational reasons for using and enforcing security policies?</text:p>
      <text:p text:style-name="Text_20_body">→<text:span text:style-name="T35"> compliance controls for legal mandates </text:span></text:p>
      <text:p text:style-name="Text_20_body"/>
      <text:p text:style-name="Text_20_body">When developing policy to secure PII data, the following guidelines should be considered: examine, collaborate, align, educate, retain, limit, disclose, and encrypt.</text:p>
      <text:p text:style-name="Text_20_body">→<text:span text:style-name="T35"> True </text:span></text:p>
      <text:p text:style-name="Text_20_body"/>
      <text:p text:style-name="Text_20_body">Which of the following statement states the difference between business liability and a business’s legal obligation?</text:p>
      <text:p text:style-name="Text_20_body">→<text:span text:style-name="T35"> Business liability occurs when a company fails to meet its obligation to its employees and community. A business’s legal obligation is an action that it is required to take in compliance with the law</text:span></text:p>
      <text:p text:style-name="Text_20_body"/>
      <text:p text:style-name="Text_20_body"/>
      <text:p text:style-name="Text_20_body"><text:soft-page-break/></text:p>
      <text:p text:style-name="Text_20_body">Although it is impossible to eliminate all business risks, a good policy can reduce the likelihood of risk occurring or reduce its impact. A business must find a way to balance a number of competing drivers. Which of the following is not one of these drivers?</text:p>
      <text:p text:style-name="Text_20_body">→<text:span text:style-name="T35"> regulation </text:span></text:p>
      <text:p text:style-name="Text_20_body"/>
      <text:p text:style-name="Text_20_body">If a company wants to hire a consultant to redesign a major computer application, both parties would sign a confidentiality agreement (CA), also known as a nondisclosure agreement (NDA). The company could then disclose its problems, and the consultant would have more precise information to base an estimate.</text:p>
      <text:p text:style-name="Text_20_body">→<text:span text:style-name="T35"> True </text:span></text:p>
      <text:p text:style-name="Text_20_body"/>
      <text:p text:style-name="Text_20_body">More than memorizing policy word for word, a security awareness program should teach an employee where to go for help. New employees especially need to know they are not alone in dealing with unexpected issues</text:p>
      <text:p text:style-name="Text_20_body">→<text:span text:style-name="T35"> True </text:span></text:p>
      <text:p text:style-name="Text_20_body"/>
      <text:p text:style-name="Text_20_body">To be compliant with the security standards and processes outlined in NIST publications, policies must include key security control requirements. Which of the following is not one of the key requirements?</text:p>
      <text:p text:style-name="Text_20_body">→<text:span text:style-name="T35"> data privacy </text:span></text:p>
      <text:p text:style-name="Text_20_body"/>
      <text:p text:style-name="Text_20_body">The Gramm-Leach-Bliley Act (GLBA) is enforced through regulators who are members of the Federal Financial Institutions Examination Council (FFIEC). The FFIEC publishes booklets of what type of computer security policies and controls must be in place for an institution or company to be compliant with GLBA.</text:p>
      <text:p text:style-name="Text_20_body">→<text:span text:style-name="T35"> True </text:span></text:p>
      <text:p text:style-name="Text_20_body"/>
      <text:p text:style-name="Text_20_body">In January 2013, two important changes were made to ___________________. First, it became easier to share records with child welfare agencies. Second, the change eliminates some requirements to notify parents when school records are being released.</text:p>
      <text:p text:style-name="Text_20_body">→<text:span text:style-name="T35"> the Family Educational Rights and Privacy Act (FERPA) </text:span></text:p>
      <text:p text:style-name="Text_20_body"/>
      <text:p text:style-name="Text_20_body"/>
      <text:p text:style-name="Text_20_body"/>
      <text:p text:style-name="Text_20_body"><text:soft-page-break/>In U.S. compliance laws, the intended objective of the concept of limited use of personal data is the practice of asking permission for how personal information can be used beyond its original purpose.</text:p>
      <text:p text:style-name="Text_20_body">→<text:span text:style-name="T35"> False </text:span></text:p>
      <text:p text:style-name="Text_20_body"/>
      <text:p text:style-name="Text_20_body">In Information Technology Infrastructure Library (ITIL), the volume service strategy relates to ongoing support of the service, and the volume service operation relates to how to define the governance and portfolio of services, which includes aligning to the business and IT finance requirements.</text:p>
      <text:p text:style-name="Text_20_body">→<text:span text:style-name="T35"> False </text:span></text:p>
      <text:p text:style-name="Text_20_body"/>
      <text:p text:style-name="Text_20_body">There are several types of domains in the IT infrastructure. Which of the following is not one of these domains?</text:p>
      <text:p text:style-name="Text_20_body">→<text:span text:style-name="T35"> VPN </text:span></text:p>
      <text:p text:style-name="Text_20_body"/>
      <text:p text:style-name="Text_20_body">In recent years, ___________________ has emerged as major technology. It provides a way of buying software, infrastructure, and platform services on someone else’s network.</text:p>
      <text:p text:style-name="Text_20_body">→<text:span text:style-name="T35"> cloud computing </text:span></text:p>
      <text:p text:style-name="Text_20_body"/>
      <text:p text:style-name="Text_20_body">In the monitoring process, quality assurance is about sampling work that has already been done to ensure that, collectively, actions meet standards, and quality control is about verifying and approving actions before they occur.</text:p>
      <text:p text:style-name="Text_20_body">→<text:span text:style-name="T35"> False </text:span></text:p>
      <text:p text:style-name="Text_20_body"/>
      <text:p text:style-name="Text_20_body">Mobile devices and broadband are becoming very reliable, though much like cell phone coverage, mobile broadband coverage is spotty at times. As a result of their drawbacks, mobile devices offer only one main business benefit: increased customer responsiveness.</text:p>
      <text:p text:style-name="Text_20_body">→<text:span text:style-name="T35"> False </text:span></text:p>
      <text:p text:style-name="Text_20_body"/>
      <text:p text:style-name="Text_20_body">Authentication of a workstation and encryption of wireless traffic are issues that belong to which of the following two domains?</text:p>
      <text:p text:style-name="Text_20_body">→<text:span text:style-name="T35"> workstation and LAN</text:span></text:p>
      <text:p text:style-name="Text_20_body"/>
      <text:p text:style-name="Text_20_body"/>
      <text:p text:style-name="Text_20_body"/>
      <text:p text:style-name="Text_20_body"><text:soft-page-break/></text:p>
      <text:p text:style-name="P37">One of the basic measurements for assessing whether or not individuals are being held accountable for adherence to security policies is the reported number of security violations by employees. You should investigate any unexplained increases in reported violations to determine why an abnormal number is occurring.</text:p>
      <text:p text:style-name="P37">→<text:span text:style-name="T35"> True </text:span></text:p>
      <text:p text:style-name="P37"/>
      <text:p text:style-name="P37"/>
      <text:p text:style-name="P25">Motivation consists of being enthusiastic, energized, and engaged to achieve a goal or objective. The three basic elements of motivation are pride, self-interest, and success.</text:p>
      <text:p text:style-name="P25"/>
      <text:p text:style-name="P25">→<text:span text:style-name="T35"> True </text:span></text:p>
      <text:p text:style-name="P25"/>
      <text:p text:style-name="P25">The last step on Kotter’s Eight-Step Change Model is to anchor the changes in corporate culture; to make anything stick, it must become habit and part of the culture. Therefore, it is important to find opportunities to integrate security controls into day-to-day routines.</text:p>
      <text:p text:style-name="P25">→<text:span text:style-name="T35"> True </text:span></text:p>
      <text:p text:style-name="P25"/>
      <text:p text:style-name="P25">In general, implementing security policies occurs in isolation from the business perspectives and organizational values that define the organization’s culture.</text:p>
      <text:p text:style-name="P25">→<text:span text:style-name="T35"> False </text:span></text:p>
      <text:p text:style-name="P25"/>
      <text:p text:style-name="P25">When discussing security policies and implementation tasks, one should follow a checklist with three items: things to do; things to pay attention to; and things to report.</text:p>
      <text:p text:style-name="P25">→<text:span text:style-name="T35"> False </text:span></text:p>
      <text:p text:style-name="P25"/>
      <text:p text:style-name="P25">Which of the following statements captures the function of guidelines presented in guidance documents for IT security?</text:p>
      <text:p text:style-name="P25">→<text:span text:style-name="T35"> Guidelines provide those who implement standards/baselines more detailed information such as hints, tips, and processes to ensure compliance.</text:span></text:p>
      <text:p text:style-name="P25"/>
      <text:p text:style-name="P25"/>
      <text:p text:style-name="P25"><text:soft-page-break/></text:p>
      <text:p text:style-name="P25">When situations arise in which your organization cannot meet one or more standards immediately, it is vitally important to recognize an exception to standards to determine where problems may exist.</text:p>
      <text:p text:style-name="P25">→<text:span text:style-name="T35"> True </text:span></text:p>
      <text:p text:style-name="P25"/>
      <text:p text:style-name="P25">Which of the following policy frameworks is a widely accepted set of documents that is commonly used as the basis for an information security program, and is an initiative from ISACA, formerly known as the Information Systems Audit and Control Association?</text:p>
      <text:p text:style-name="P25">→<text:span text:style-name="T35"> Control Objectives for Information and related Technology (COBIT) </text:span></text:p>
      <text:p text:style-name="P25"/>
      <text:p text:style-name="P25"/>
      <text:p text:style-name="P25">In order for an IT security framework to meet information assurance needs, the framework needs to include policies for several areas. Which of the following is not one of the areas?</text:p>
      <text:p text:style-name="P25">→<text:span text:style-name="T35"> protecting the privacy of personal data and proprietary information </text:span></text:p>
      <text:p text:style-name="P25"/>
      <text:p text:style-name="P25">It is often the case that a security manager must make tough management decisions when defining the scope of a program. For example, the manager may need to decide how the program applies to contractors who connect to the company’s systems.</text:p>
      <text:p text:style-name="P25"/>
      <text:p text:style-name="P25">→<text:span text:style-name="T35"> True </text:span></text:p>
      <text:p text:style-name="P25"/>
      <text:p text:style-name="P25">Among the parties who should be given the chance to become a second or third layer of review is the legal department, which should be called upon for insight into the policy development process. They can offer counsel on current legislation that requires certain types of information to be protected in specific ways.</text:p>
      <text:p text:style-name="P25">@ Reference: p 191</text:p>
      <text:p text:style-name="P25">→<text:span text:style-name="T35"> True </text:span></text:p>
      <text:p text:style-name="P25"/>
      <text:p text:style-name="P25"/>
      <text:p text:style-name="P25"/>
      <text:p text:style-name="P25"/>
      <text:p text:style-name="P25"/>
      <text:p text:style-name="P25"/>
      <text:p text:style-name="P25"/>
      <text:p text:style-name="P25"><text:soft-page-break/>Before publishing major policy changes, it can be beneficial to conduct a _______________ in order to offer employees an explanation of the upcoming changes and create a space for dialogue.</text:p>
      <text:p text:style-name="P25">→<text:span text:style-name="T35"> roadshow </text:span></text:p>
      <text:p text:style-name="P25"/>
      <text:p text:style-name="P25">Security controls are measures taken to protect systems from attacks on the integrity, confidentiality, and availability of the system. If a potential employee is required to undergo a drug screening, which of the following controls is being conducted?</text:p>
      <text:p text:style-name="P25">→<text:span text:style-name="T35"> administrative controls </text:span></text:p>
      <text:p text:style-name="P25"/>
      <text:p text:style-name="P25">The main difference between a revision and an update is that the former consists of minor edits, whereas the latter may require changes of major or minor significance.</text:p>
      <text:p text:style-name="P25">@ Reference: p 198-199 Explanation: B is correct because a revision may require changes of major or minor significance, whereas an update consists of minor edits, such as correcting a typo or repairing broken Web site link.</text:p>
      <text:p text:style-name="P25">→<text:span text:style-name="T35"> False </text:span></text:p>
      <text:p text:style-name="P25"/>
      <text:p text:style-name="P25">When changes or maintenance need to be performed, it is helpful to use information that describes changes to the organization; these changes often occur when there are common problems concerning compliance.</text:p>
      <text:p text:style-name="P25">@ Reference: p 199 Explanation: B is correct because information about common problems concerning compliance can be found in exceptions and waivers, not information about changes to the organization.</text:p>
      <text:p text:style-name="P25">→<text:span text:style-name="T35"> False </text:span></text:p>
      <text:p text:style-name="P25"/>
      <text:p text:style-name="P25"/>
      <text:p text:style-name="P25">In general, when individuals work effectively in isolation they are less likely to need or benefit from organizational support. Thus, risk management is accomplished because organizational efficiency is achieved.</text:p>
      <text:p text:style-name="P25">→<text:span text:style-name="T35"> False </text:span></text:p>
      <text:p text:style-name="P25"/>
      <text:p text:style-name="P25"/>
      <text:p text:style-name="P25"/>
      <text:p text:style-name="P25"/>
      <text:p text:style-name="P25"><text:soft-page-break/>As leaders across the organization, the security team reviews the business processes and determines possible risks and threats. The team works closely with the business to understand any existing threats of fraud.</text:p>
      <text:p text:style-name="P25"/>
      <text:p text:style-name="P25">→<text:span text:style-name="T35"> False </text:span></text:p>
      <text:p text:style-name="P25"/>
      <text:p text:style-name="P25">If the governance and compliance framework is well-defined, this means that the approach is structured around a common language and is a foundation from which information security policies can be governed.</text:p>
      <text:p text:style-name="P25"/>
      <text:p text:style-name="P25">→<text:span text:style-name="T35"> True </text:span></text:p>
      <text:p text:style-name="P25"/>
      <text:p text:style-name="P25">A(n) __________________ is a term used to indicate any unwanted event that takes places outside the normal daily security operations. This type of event relates to a breakdown in controls as identified by the security policies.</text:p>
      <text:p text:style-name="P25">→<text:span text:style-name="T35"> security event </text:span></text:p>
      <text:p text:style-name="P25"/>
      <text:p text:style-name="P25">Which of the following responsibilities is in the purview of the second line of defense?</text:p>
      <text:p text:style-name="P25">→<text:span text:style-name="T35"> identify and assess enterprise risk</text:span></text:p>
      <text:p text:style-name="P25"/>
      <text:p text:style-name="P25"/>
      <text:p text:style-name="P25">“Privilege creep” refers to individuals who retain access privileges within an organization based on their previous jobs within the organization. This is an undesirable situation because multiple access privileges create the conditions for employees to engage in fraud.</text:p>
      <text:p text:style-name="P25">→<text:span text:style-name="T35"> True </text:span></text:p>
      <text:p text:style-name="P25"/>
      <text:p text:style-name="P25">Which of the following statements does not offer an explanation of what motivates an insider to pose a security risk?</text:p>
      <text:p text:style-name="P25">→<text:span text:style-name="T35"> An individual might think that threatening to disclose security information will earn the attention and recognition from the organization and thus result in promotion.</text:span></text:p>
      <text:p text:style-name="P25"/>
      <text:p text:style-name="P25"/>
      <text:p text:style-name="P25"/>
      <text:p text:style-name="P25"/>
      <text:p text:style-name="P25"><text:soft-page-break/>According to a report published in 2014 by Verizon, it was found that social engineering accounted for only 8 percent of data breaches in 2013. This is due to the fact that social engineering is far less effective than hacking, which usually takes days to be successful.</text:p>
      <text:p text:style-name="P25">→<text:span text:style-name="T35"> False </text:span></text:p>
      <text:p text:style-name="P25"/>
      <text:p text:style-name="P25"/>
      <text:p text:style-name="P25">A chain of custody is used to maintain a record of the life span of a user ID; this includes when an ID is assigned, reassigned, or deleted.</text:p>
      <text:p text:style-name="P25"/>
      <text:p text:style-name="P25">→<text:span text:style-name="T35"> True </text:span></text:p>
      <text:p text:style-name="P25"/>
      <text:p text:style-name="P25">It is often the case that system accounts need increased privileges to start, stop, and manage system services; such accounts can be interactive or non-interactive. The word interactive denotes a person’s inability to log on to the account, whereas noninteractive denotes a person’s ability to do so.</text:p>
      <text:p text:style-name="P25">→<text:span text:style-name="T35"> False </text:span></text:p>
      <text:p text:style-name="P25"/>
      <text:p text:style-name="P25">LAN Domain enables multiple computers to connect within a small physical area such as an office, home, or a group of buildings. While LAN configuration issues are similar to those used in workstations, the main difference is administration: the LAN Domain is often limited to a small group of network administrators, so devices are distributed on an irregular basis and are more restricted.</text:p>
      <text:p text:style-name="P25">→<text:span text:style-name="T35"> True </text:span></text:p>
      <text:p text:style-name="P25"/>
      <text:p text:style-name="P25">In workstation domain policies, _________________ provide the specific technology requirements for each device. IT staff uses recorded and published procedures to enact configurations by devices to ensure that secure connectivity for remote devices exists, as well as virus and malware protection and patch management capability, among several other related functions.</text:p>
      <text:p text:style-name="P25">→<text:span text:style-name="T35"> baseline standards </text:span></text:p>
      <text:p text:style-name="P25"/>
      <text:p text:style-name="P25"/>
      <text:p text:style-name="P25"/>
      <text:p text:style-name="P25"/>
      <text:p text:style-name="P25"/>
      <text:p text:style-name="P25"/>
      <text:p text:style-name="P25"><text:soft-page-break/>___________________ is a term that denotes a user’s capability to authenticate once to access the network and then have automatic authentication on different applications and devices afterward.</text:p>
      <text:p text:style-name="P25">→<text:span text:style-name="T35"> SSO Single sign-on </text:span></text:p>
      <text:p text:style-name="P25"/>
      <text:p text:style-name="P25"/>
      <text:p text:style-name="P25">Which of the following control standards in the system/application domain maintains control of both managing errors and ensuring against potentially damaging code?</text:p>
      <text:p text:style-name="P25">→<text:span text:style-name="T35"> <text:s text:c="2"/>developer-related standards </text:span></text:p>
      <text:p text:style-name="P25"/>
      <text:p text:style-name="P25"/>
      <text:p text:style-name="P25">Which of the following types of baseline documents is often created to serve the demands of the workstation domain?</text:p>
      <text:p text:style-name="P25"/>
      <text:p text:style-name="P25">→<text:span text:style-name="T35"> virus scanner configuration standards</text:span></text:p>
      <text:p text:style-name="P25"/>
      <text:p text:style-name="P25"/>
      <text:p text:style-name="P25">Understanding the distribution of classification is vital to understanding the levels of sensitive data. If there is an overclassification of data, this might indicate an unnecessarily costly means of securing data that is not as vital, whereas underclassification suggests that the most vital data may not be sufficiently secured.</text:p>
      <text:p text:style-name="P25">→<text:span text:style-name="T35"> True </text:span></text:p>
      <text:p text:style-name="P25"/>
      <text:p text:style-name="P25">How security data is classified demonstrates the information in terms of criticality and sensitivity. Sensitivity denotes how vital the information is to accomplishing an organization’s mission. Criticality denotes the impact affiliated with unauthorized disclosure of information.</text:p>
      <text:p text:style-name="P25"/>
      <text:p text:style-name="P25">→<text:span text:style-name="T35"> False </text:span></text:p>
      <text:p text:style-name="P25"/>
      <text:p text:style-name="P25"/>
      <text:p text:style-name="P25"/>
      <text:p text:style-name="P25"/>
      <text:p text:style-name="P25"/>
      <text:p text:style-name="P25"/>
      <text:p text:style-name="P25"/>
      <text:p text:style-name="P25"><text:soft-page-break/>Distinguishing between quality assurance and quality control can be challenging, but the key difference is that quality assurance is an assessment to determine the necessary responses to ensure correction, while quality control entails instilling confidence or the state of feeling confident.</text:p>
      <text:p text:style-name="P25">→<text:span text:style-name="T35"> False </text:span></text:p>
      <text:p text:style-name="P25"/>
      <text:p text:style-name="P25"/>
      <text:p text:style-name="P25"/>
      <text:p text:style-name="P25">Risk management policies establish the framework for measuring risk for data classification and actions associated with risk and control self-assessment (RCSA); these policies also define the standards for judging the assessments as well as the content that comprises the assessments.</text:p>
      <text:p text:style-name="P25">→<text:span text:style-name="T35"> True </text:span></text:p>
      <text:p text:style-name="P25"/>
      <text:p text:style-name="P25"/>
      <text:p text:style-name="P25">The following example of an air conditioning factory illustrates the QA and QC processes: The QA process assesses the different parts of air conditioners following their installation. This can include, for instance, testing the air filter to ensure that it functions. The QC process, however, examines manufacturer records of air filters to determine why the QA process unsuccessfully caught a defective air filter.</text:p>
      <text:p text:style-name="P25">→<text:span text:style-name="T36"> True </text:span></text:p>
      <text:p text:style-name="P25"/>
      <text:p text:style-name="P25"/>
      <text:p text:style-name="P25">The DRP provides the documentation and policies necessary for an organization to gain recovery of its IT assets following a significant outage.</text:p>
      <text:p text:style-name="P25">→<text:span text:style-name="T36"> True </text:span></text:p>
      <text:p text:style-name="P25"/>
      <text:p text:style-name="P25">The IRT has the fundamental mission of guaranteeing that operations are recovered in an expedient manner. Recovery entails the assurance that the vulnerabilities that allowed the incident have been eliminated. Successful implementation of an effective recovery strategy can be accomplished with the <text:span text:style-name="T15">business continuity plan (BCP) representative.</text:span></text:p>
      <text:p text:style-name="P25"><text:span text:style-name="T15">→</text:span><text:span text:style-name="T16"> True </text:span></text:p>
      <text:p text:style-name="P25"><text:span text:style-name="T16"/></text:p>
      <text:p text:style-name="P25"><text:span text:style-name="T16"/></text:p>
      <text:p text:style-name="P25"><text:soft-page-break/>The BIA has two intended outcomes: 1) an enumerated list of dependencies and critical processes, and 2) a critical investigation of regulatory and legal requirements.</text:p>
      <text:p text:style-name="P25">→<text:span text:style-name="T36"> False </text:span></text:p>
      <text:p text:style-name="P25"/>
      <text:p text:style-name="P25"/>
      <text:p text:style-name="P25"/>
      <text:p text:style-name="P25">Because incidents can eventually become court cases, it is necessary that the actions of the IRT demonstrate due care, which requires steps or actions are taken to mitigate harm to another party.</text:p>
      <text:p text:style-name="P25">→<text:span text:style-name="T36"> True </text:span></text:p>
      <text:p text:style-name="P25"/>
      <text:p text:style-name="P25"/>
      <text:p text:style-name="P25">The customization of applications and systems is widely known as configuration. The configuration for databases and operating systems features security controls. It is necessary that the DRP guarantee that these controls remain functional in the midst of a disaster.</text:p>
      <text:p text:style-name="P25"/>
      <text:p text:style-name="P25">→<text:span text:style-name="T36"> True </text:span></text:p>
      <text:p text:style-name="P25"/>
      <text:p text:style-name="P25">Which of the following is not one the consequences of having an unmotivated employee?</text:p>
      <text:p text:style-name="P25">→<text:span text:style-name="T36"> employees lacking in self-interest </text:span></text:p>
      <text:p text:style-name="P25"/>
      <text:p text:style-name="P25"/>
      <text:p text:style-name="P25">Which of the following is not one of the outcomes of a wide acceptance of security awareness among employees?</text:p>
      <text:p text:style-name="P25"/>
      <text:p text:style-name="P25">→<text:span text:style-name="T36"> Employees who have accepted security policies distinguish themselves from others in the organizational culture.</text:span></text:p>
      <text:p text:style-name="P25"/>
      <text:p text:style-name="P25"/>
      <text:p text:style-name="P25"/>
      <text:p text:style-name="P25"/>
      <text:p text:style-name="P25"/>
      <text:p text:style-name="P25"/>
      <text:p text:style-name="P25"/>
      <text:p text:style-name="P25"/>
      <text:p text:style-name="P25"><text:soft-page-break/>The type and frequency of security awareness training is contingent on the type of user. For instance, all users might be required to attend refresher training courses on an annual basis, whereas a vendor should be required to attend outside training only as outlined in the vendor-company contract.</text:p>
      <text:p text:style-name="P25">@ Reference: p 377</text:p>
      <text:p text:style-name="P25"/>
      <text:p text:style-name="P25">→<text:span text:style-name="T36"> True </text:span></text:p>
      <text:p text:style-name="P25"/>
      <text:p text:style-name="P25">The acceptable use policy (AUP) is a document dedicated to the safeguarding of passwords.</text:p>
      <text:p text:style-name="P25">@ Reference: p 381 Explanation: B is correct because the AUP addresses a number of high-risk behaviors in addition to password protection.</text:p>
      <text:p text:style-name="P25">→<text:span text:style-name="T36"> False </text:span></text:p>
      <text:p text:style-name="P25"/>
      <text:p text:style-name="P25">A ________________ is a technological term used in security policy to describe a future state in which specific goals and objectives have been achieved and which processes, resources, and tools are needed to achieve those goals and objectives.</text:p>
      <text:p text:style-name="P25"/>
      <text:p text:style-name="P25">→<text:span text:style-name="T36"> target state </text:span></text:p>
      <text:p text:style-name="P25"/>
      <text:p text:style-name="P25">The external connection committee supports the accepted use of architecture and technology by establishing architectural models to be observed by security policies. These models are constructed with security policies already embedded.</text:p>
      <text:p text:style-name="P25">@ Reference: p 402 Explanation: B is correct because it is the architecture review committee that fits the above definition. The external connection committee determines the way that data traverses outside the organization.</text:p>
      <text:p text:style-name="P25"/>
      <text:p text:style-name="P25">→<text:span text:style-name="T36"> False </text:span></text:p>
      <text:p text:style-name="P25"/>
      <text:p text:style-name="P25">It is not uncommon that committees will create charters, which are formal documents that offer a blueprint for committee goals and mission. These documents can offer useful information regarding the particular function of the committee.</text:p>
      <text:p text:style-name="P25">@ Reference: p 401</text:p>
      <text:p text:style-name="P25">→<text:span text:style-name="T36"> True </text:span></text:p>
      <text:p text:style-name="P25"/>
      <text:p text:style-name="P25"><text:soft-page-break/>It is important that partnership exists between the ___________________, which needs to review the standing legislation that governs their business, and the ____________________, which needs to review all recent or significant policy changes.</text:p>
      <text:p text:style-name="P25"/>
      <text:p text:style-name="P25">→<text:span text:style-name="T36"> information security team, legal department </text:span></text:p>
      <text:p text:style-name="P25"/>
      <text:p text:style-name="P25">The main motivation for information security is overall good practice and common sense. While compliance is important, it is necessary to be extremely mindful of other risks to security not covered by laws and regulations.</text:p>
      <text:p text:style-name="P25">@ Reference: p 411</text:p>
      <text:p text:style-name="P25"/>
      <text:p text:style-name="P25">→<text:span text:style-name="T36"> True </text:span></text:p>
      <text:p text:style-name="P25"/>
      <text:p text:style-name="P25">Depending on staffing availability, the complexity of implementation, backlog, and how many approvals are needed, manual access requests can take weeks or days. Thus, automation can make the process far more efficient and minimize the time required. Which of the following is not one of the areas in which the time required can be reduced through automation?</text:p>
      <text:p text:style-name="P25">→<text:span text:style-name="T36"> Employee verifications—automated controls can be put in place to verify information on a employee’s background.</text:span></text:p>
      <text:p text:style-name="P25"/>
      <text:p text:style-name="P25">When any tool makes any changes on a network, it is necessary that these changes are captured in a change management record for the purpose of creating an audit trail. Then, the tool making the change can capture any changes it makes on any systems. Audit trails are valuable tools for determining the existence of unauthorized changes.</text:p>
      <text:p text:style-name="P25">→<text:span text:style-name="T36"> True </text:span></text:p>
      <text:p text:style-name="P25"/>
      <text:p text:style-name="P25">Even though SNMP is a part of the TCP/IP suite of protocols, it has undergone a series of improvements since its first version. Which of the following is not one of the improvements offered in version 3?</text:p>
      <text:p text:style-name="P25">→<text:span text:style-name="T36"> HP SCAP Scanner by HP is now implemented, which enhances overall security. </text:span></text:p>
      <text:p text:style-name="P25"/>
      <text:p text:style-name="P25"/>
      <text:p text:style-name="P25"/>
      <text:p text:style-name="P25"><text:soft-page-break/>Web-Based Enterprise Management (WBEM) is a set of Internet and management standard technologies that set the standard for language used to exchange data among different platforms for management of applications and systems.</text:p>
      <text:p text:style-name="P25"/>
      <text:p text:style-name="P25">→<text:span text:style-name="T36"> True </text:span></text:p>
      <text:p text:style-name="P25"/>
      <text:p text:style-name="P25">It is standard practice for organizations to use imaging techniques to establish baselines. Images can include all the desired configuration and security settings for a system, applications, system settings, and the full operating system.</text:p>
      <text:p text:style-name="P25"/>
      <text:p text:style-name="P25">→<text:span text:style-name="T36"> True </text:span></text:p>
      <text:p text:style-name="P25"/>
      <text:p text:style-name="P25">In order to assess policy compliance, many organizations will use a report card. The evaluation tools are comprised of criteria based on an organization’s requirements. Which of the following is not one the elements that would be included on a report card?</text:p>
      <text:p text:style-name="P25">→<text:span text:style-name="T36"> number of random audits performed </text:span></text:p>
      <text:p text:style-name="P25"/>
      <text:p text:style-name="P25"/>
      <text:p text:style-name="P25"/>
      <text:h text:style-name="Heading_20_1" text:outline-level="1">Midterm – Exam – NET 3730</text:h>
      <text:p text:style-name="Text_20_body"/>
      <text:p text:style-name="P40">If you believed that technology was an independent force beyond humanity’s capacity to control it, you would fall into which philosopher group</text:p>
      <text:p text:style-name="P40">→<text:span text:style-name="T37"> Iron Cage </text:span></text:p>
      <text:p text:style-name="P40"/>
      <text:p text:style-name="P40">The theory that considers actions to be intrinsically right or wrong – their rightness or wrongness does not depend in any way on the consequences that they effect is known as:</text:p>
      <text:p text:style-name="P40">→<text:span text:style-name="T37"> Deontological </text:span></text:p>
      <text:p text:style-name="P40"/>
      <text:p text:style-name="P40">The summary of Ethical Frameworks provides four frameworks where each can provide a stand-alone solution that respects the rights of groups or individuals regardless of the other categories.</text:p>
      <text:p text:style-name="P40">→<text:span text:style-name="T37"> False </text:span></text:p>
      <text:p text:style-name="P40"><text:soft-page-break/>Social norms are a fundamental principle of ethics, a universal validity that remains the same whether one does business face-to-face or in cyberspace.</text:p>
      <text:p text:style-name="P40">→<text:span text:style-name="T38"> False </text:span></text:p>
      <text:p text:style-name="P40"/>
      <text:p text:style-name="P40">Our human freedom is undoubtedly attenuated by technology’s might and its atomizing tendencies, and is completely effaced. As technologies advance we will lose our ability to implement systems and develop code in ways that protect fundamental human rights such as autonomy or privacy.</text:p>
      <text:p text:style-name="P40">→<text:span text:style-name="T38"> False </text:span></text:p>
      <text:p text:style-name="P40"/>
      <text:p text:style-name="P40">The term Metacognition was coined to connote how technology locked humans into certain ways or patterns of behaving.</text:p>
      <text:p text:style-name="P40">→<text:span text:style-name="T38"> False </text:span></text:p>
      <text:p text:style-name="P40"/>
      <text:p text:style-name="P40">Floridi’s ethical theory has three major characteristics that include all but one of the following:</text:p>
      <text:p text:style-name="P40">→<text:span text:style-name="T38"> Information Technology </text:span></text:p>
      <text:p text:style-name="P40"/>
      <text:p text:style-name="P40">Metanorms are simply a variable social action guide that is completely relative and dependent on a given social or cultural environment.</text:p>
      <text:p text:style-name="P40">→<text:span text:style-name="T38"> False </text:span></text:p>
      <text:p text:style-name="P40"/>
      <text:p text:style-name="P40">Which ethical framework asks the operative question: Which action or policy best protects the human and legal rights of the individuals involved?</text:p>
      <text:p text:style-name="P40">→<text:span text:style-name="T38"> Rights-based Morality </text:span></text:p>
      <text:p text:style-name="P40"/>
      <text:p text:style-name="P40">A negative right implies a requirement that the holder of this right be provided with whatever one needs to pursue one’s legitimate interests.</text:p>
      <text:p text:style-name="P40">→<text:span text:style-name="T38"> False </text:span></text:p>
      <text:p text:style-name="P40"/>
      <text:p text:style-name="P40"/>
      <text:p text:style-name="P40"><text:soft-page-break/>The European Particle Physics Lab group developed ____________ as a standard code to act as a trigger to link documents anywhere on the Internet.</text:p>
      <text:p text:style-name="P40">→<text:span text:style-name="T38"> HTML </text:span></text:p>
      <text:p text:style-name="P40"/>
      <text:p text:style-name="P40">Thanks to the _____________________ , online service providers have fairly broad immunity from defamation and other offenses perpetrated by their users.</text:p>
      <text:p text:style-name="P40">→<text:span text:style-name="T38"> <text:s/>Communications Decency Act </text:span></text:p>
      <text:p text:style-name="P40"/>
      <text:p text:style-name="P40">Net neutrality keeps companies like Microsoft from forcing users who purchase Internet access through them to use their tools like specific search engines.</text:p>
      <text:p text:style-name="P40">→<text:span text:style-name="T38"> True </text:span></text:p>
      <text:p text:style-name="P40"/>
      <text:p text:style-name="P40">An international standards setting body that provides policy governance is _________ .</text:p>
      <text:p text:style-name="P40">→<text:span text:style-name="T38"> World Wide Web Consortium </text:span></text:p>
      <text:p text:style-name="P40"/>
      <text:p text:style-name="P40">Digital empowerment such as that used by activists in China, appears to have weakened state sovereignty and given individuals the upper hand.</text:p>
      <text:p text:style-name="P40">→<text:span text:style-name="T38"> True </text:span></text:p>
      <text:p text:style-name="P40"/>
      <text:p text:style-name="P40">Europe will have an easy path to create a set of laws governing the use of the Internet because they are all part of the European Union where a majority of the countries can agree on a common set of regulations.</text:p>
      <text:p text:style-name="P40">→<text:span text:style-name="T38"> False </text:span></text:p>
      <text:p text:style-name="P40"/>
      <text:p text:style-name="P40">The United States has joined the European Union Privacy Directive to regulate privacy and data protection by insisting on certain security standards for a website.</text:p>
      <text:p text:style-name="P40">→<text:span text:style-name="T38"> False </text:span></text:p>
      <text:p text:style-name="P40"/>
      <text:p text:style-name="P40"/>
      <text:p text:style-name="P40"/>
      <text:p text:style-name="P40"><text:soft-page-break/>Netscape Navigator is an example of an Internet Browser tool.</text:p>
      <text:p text:style-name="P40">→<text:span text:style-name="T38"> True </text:span></text:p>
      <text:p text:style-name="P40"/>
      <text:p text:style-name="P40">Corporate Internet use still accounts for the vast majority of all Internet traffic.</text:p>
      <text:p text:style-name="P40">→<text:span text:style-name="T38"> True </text:span></text:p>
      <text:p text:style-name="P40"/>
      <text:p text:style-name="P40">This element of the network protocol is the piece that enables network communication over the Internet by containing the address where it should go.</text:p>
      <text:p text:style-name="P40">→<text:span text:style-name="T38"> TCP </text:span></text:p>
      <text:p text:style-name="P40"/>
      <text:p text:style-name="P40">The judicial system is terrified that protecting bloggers like journalists would allow bloggers to claim the privilege journalists have and refuse to cooperate.</text:p>
      <text:p text:style-name="P40">→<text:span text:style-name="T38"> True </text:span></text:p>
      <text:p text:style-name="P40"/>
      <text:p text:style-name="P40">The Internet was created by ___________ .</text:p>
      <text:p text:style-name="P40">→<text:span text:style-name="T38"> United States </text:span></text:p>
      <text:p text:style-name="P40"/>
      <text:p text:style-name="P40">What was a key difference the Children’s Online Protection Act provided that the Communications Decency Act lacked?</text:p>
      <text:p text:style-name="P40">→<text:span text:style-name="T38"> Collecting a credit card code to prove age </text:span></text:p>
      <text:p text:style-name="P40"/>
      <text:p text:style-name="P40">Hate speech can be satisfactorily suppressed through responsible filtering that does not erroneously exclude legitimate political speech.</text:p>
      <text:p text:style-name="P40">→<text:span text:style-name="T38"> True </text:span></text:p>
      <text:p text:style-name="P40"/>
      <text:p text:style-name="P40">A principle that bloggers adhere to is to avoid unjust accusations.</text:p>
      <text:p text:style-name="P40">→<text:span text:style-name="T38"> True </text:span></text:p>
      <text:p text:style-name="P40">All of the following are specific examples that support the argument that anonymous free expression deserves protection except:</text:p>
      <text:p text:style-name="P40">→<text:span text:style-name="T38"> Cyberbullies </text:span></text:p>
      <text:p text:style-name="P40"/>
      <text:p text:style-name="P40"><text:soft-page-break/></text:p>
      <text:p text:style-name="P40">The case for this law was appealed to the Supreme Court where the court determined that the limitations on access to the Internet would be the same as access to books, and that adults could have the Internet filters be disabled to view content they desired.</text:p>
      <text:p text:style-name="P40">→<text:span text:style-name="T38"> Children’s Internet Protection Act </text:span></text:p>
      <text:p text:style-name="P40"/>
      <text:p text:style-name="P40">In this case the Supreme Court ruled that the Children’s Online Protection Act could inadvertently prevent adults from accessing legal pornography online and suggested that minors could be adequately protected by Internet filtering software.</text:p>
      <text:p text:style-name="P40">→<text:span text:style-name="T38"> Ashcroft v. ACLU </text:span></text:p>
      <text:p text:style-name="P40"/>
      <text:p text:style-name="P40">According to the Ginsberg Speech, child pornography was considered off-limits to children 16 and under.</text:p>
      <text:p text:style-name="P40">→<text:span text:style-name="T38"> False </text:span></text:p>
      <text:p text:style-name="P40"/>
      <text:p text:style-name="P40">The CAN-SPAM Act does not require identification of the email as an advertisement.</text:p>
      <text:p text:style-name="P40">→<text:span text:style-name="T38"> False </text:span></text:p>
      <text:p text:style-name="P40"/>
      <text:p text:style-name="P40">Creating a program to unscramble a DVD file’s encryption protection system so a user could copy the movie to a computer hard drive is a violation of:</text:p>
      <text:p text:style-name="P40">→<text:span text:style-name="T38"> Digital Millennium Copyright Act </text:span></text:p>
      <text:p text:style-name="P40"/>
      <text:p text:style-name="P40">It is legal to make extra copies of MP3 files as back-ups and distribute them to friends.</text:p>
      <text:p text:style-name="P40">→<text:span text:style-name="T38"> False </text:span></text:p>
      <text:p text:style-name="P40"/>
      <text:p text:style-name="P40">P2P software gets around copyright infringement because it uses a functionality called uploading from a database stored in a super computer.</text:p>
      <text:p text:style-name="P40">→<text:span text:style-name="T38"> False </text:span></text:p>
      <text:p text:style-name="P40"/>
      <text:p text:style-name="P40"><text:soft-page-break/></text:p>
      <text:p text:style-name="P40">______________ argued that property was an expression of one’s personality, a means of self-actualization.</text:p>
      <text:p text:style-name="P40">→<text:span text:style-name="T38"> Hegel </text:span></text:p>
      <text:p text:style-name="P40"/>
      <text:p text:style-name="P40">National Foundation Copyright Act criminalizes the use of technologies that circumvent technical protection systems such as an encryption program.</text:p>
      <text:p text:style-name="P40">→<text:span text:style-name="T38"> False </text:span></text:p>
      <text:p text:style-name="P40"/>
      <text:p text:style-name="P40">A supernode is a user computer selected by the software provider that has enough power to store the index of available music and provide search capabilities.</text:p>
      <text:p text:style-name="P40">→<text:span text:style-name="T38"> True </text:span></text:p>
      <text:p text:style-name="P40"/>
      <text:p text:style-name="P40">___________________ is a combination of what rights (to use, copy, or edit) users of the work will have.</text:p>
      <text:p text:style-name="P40">→<text:span text:style-name="T38"> Digital Rights Management </text:span></text:p>
      <text:p text:style-name="P40"/>
      <text:p text:style-name="P40">The open source code approach leads to the development of better software code, and in recent year many major software vendors are making their code more openly accessible.</text:p>
      <text:p text:style-name="P40">→<text:span text:style-name="T38"> True </text:span></text:p>
      <text:p text:style-name="P40"/>
      <text:p text:style-name="P40">The Supreme Court decision in _______________ held that a P2P network can be guilty of contributory infringement if it distributes software used primarily for copyright violations.</text:p>
      <text:p text:style-name="P40">→<text:span text:style-name="T38"> MGM v. Grokster </text:span></text:p>
      <text:p text:style-name="P40"/>
      <text:p text:style-name="P40">Intellectual property rights last for 30 years after the author has passed away.</text:p>
      <text:p text:style-name="P40">→<text:span text:style-name="T38"> False </text:span></text:p>
      <text:p text:style-name="P40"/>
      <text:p text:style-name="P40"/>
      <text:p text:style-name="P40"><text:soft-page-break/></text:p>
      <text:p text:style-name="P40">Employee Internet Management tools can block employees from using selected recreational web sites.</text:p>
      <text:p text:style-name="P40">→<text:span text:style-name="T38"> False </text:span></text:p>
      <text:p text:style-name="P40"/>
      <text:p text:style-name="P40">Because the Internet databases purge data after reaching 15 years of being posted, this keeps from overloading the supercomputers due to all of the file storage used by newspaper and other print media.</text:p>
      <text:p text:style-name="P40">→<text:span text:style-name="T38"> False </text:span></text:p>
      <text:p text:style-name="P40"/>
      <text:p text:style-name="P40">According to Privacy Rights Clearinghouse, all companies have privacy policies that outline how collected data will be shared with advertisers.</text:p>
      <text:p text:style-name="P40">→<text:span text:style-name="T38"> False </text:span></text:p>
      <text:p text:style-name="P40">A major issue concerning the government putting public records such a court records available on the Internet is that others can then access this highly sensitive material without owner knowledge or consent.</text:p>
      <text:p text:style-name="P40">→<text:span text:style-name="T38"> True </text:span></text:p>
      <text:p text:style-name="P40"/>
      <text:p text:style-name="P40">This type of tracking system is installed on a user’s computer and can track a web surfer’s location and online activities.</text:p>
      <text:p text:style-name="P40">→<text:span text:style-name="T38"> Beacon </text:span></text:p>
      <text:p text:style-name="P40"/>
      <text:p text:style-name="P40">When you shop at a store such as Sears, and use your Sears card, purchase data is sent to producers showing your shopping habits so they can plan marketing campaigns.</text:p>
      <text:p text:style-name="P40">→<text:span text:style-name="T38"> True </text:span></text:p>
      <text:p text:style-name="P40"/>
      <text:p text:style-name="P40">This philosopher advocates “just aggregation” principles that would preserve the “spatial disconnects” that separate one context from another.</text:p>
      <text:p text:style-name="P40">→<text:span text:style-name="T38"> Cohen </text:span></text:p>
      <text:p text:style-name="P40"/>
      <text:p text:style-name="P40"/>
      <text:p text:style-name="P40"><text:soft-page-break/>This philosopher states that recipients of digital information matter—it makes a big difference whether you share information with a neighbor, a group of friends, colleagues at work, or a data broker who can recombine that data with other information.</text:p>
      <text:p text:style-name="P40">→<text:span text:style-name="T38"> Nissenbaum</text:span></text:p>
      <text:p text:style-name="P40"/>
      <text:p text:style-name="P40">The main difference between Europe and the U.S. regarding employee privacy is the U.S. weighs the value of privacy against other concerns and Europe values human dignity.</text:p>
      <text:p text:style-name="P40">→<text:span text:style-name="T38"> True </text:span></text:p>
      <text:p text:style-name="P40"/>
      <text:p text:style-name="P40">Acxiom Corp. is an information service provider that has a database of information on 103 million people in the United States, which they sell to junk mail vendors for 25 cents a name.</text:p>
      <text:p text:style-name="P40">→<text:span text:style-name="T38"> False </text:span></text:p>
      <text:p text:style-name="P40"/>
      <text:p text:style-name="P40">The success of the music tool MP3.com restored confidence to the music world that digital music can still be successfully distributed through traditional market mechanisms.</text:p>
      <text:p text:style-name="P40">→<text:span text:style-name="T38"> False </text:span></text:p>
      <text:p text:style-name="P40"/>
      <text:p text:style-name="P40">To deal with computer trespass issues, the ________ was created.</text:p>
      <text:p text:style-name="P40">→<text:span text:style-name="T38"> Computer Fraud and Abuse Act </text:span></text:p>
      <text:p text:style-name="P40"/>
      <text:p text:style-name="P40">MIMESweeper is a software that can scan incoming mail for spam or for viruses while searching outgoing mail for sensitive corporate data that should not leave the confines of the organization.</text:p>
      <text:p text:style-name="P40">→<text:span text:style-name="T38"> True </text:span></text:p>
      <text:p text:style-name="P40"/>
      <text:p text:style-name="P40">The No Electronic Theft Act of 1997 involves the unauthorized distribution of computer parts.</text:p>
      <text:p text:style-name="P40">→<text:span text:style-name="T38"> False </text:span></text:p>
      <text:p text:style-name="P40"/>
      <text:p text:style-name="P40"><text:soft-page-break/>The Computer Fraud and Abuse Act made it a crime to access any protected computer without authorization.</text:p>
      <text:p text:style-name="P40">→<text:span text:style-name="T38"> True </text:span></text:p>
      <text:p text:style-name="P40"/>
      <text:p text:style-name="P40">Many states have laws that make unauthorized use of computers a crime even if the motive is just curiosity.</text:p>
      <text:p text:style-name="P40">→<text:span text:style-name="T38"> True </text:span></text:p>
      <text:p text:style-name="P40"/>
      <text:p text:style-name="P40">Any plans to enhance security must be implemented in a way that reflects the new realities of our post-September 11th world while remaining sensitive to the centrality of privacy and free speech rights in the life of Americans.</text:p>
      <text:p text:style-name="P40">→<text:span text:style-name="T38"> True </text:span></text:p>
      <text:p text:style-name="P40"/>
      <text:p text:style-name="P40">White hat hackers are people who try to break into computers to test security systems.</text:p>
      <text:p text:style-name="P40">→<text:span text:style-name="T38"> True </text:span></text:p>
      <text:p text:style-name="P40"/>
      <text:p text:style-name="P40">Allowing government to have backdoor access to encryption programs is an infringement of privacy rights; it opens up the possibility for general government surveillance. Once a person’s encryption key is uncovered, all of the individuals who electronically communicate with that person become the subjects of that surveillance</text:p>
      <text:p text:style-name="P40">→<text:span text:style-name="T38"> True </text:span></text:p>
      <text:p text:style-name="P40"/>
      <text:p text:style-name="P40">A router consists of hardware and/or software that is positioned between an organization’s internal network and the Internet and insulates a computer from intrusions.</text:p>
      <text:p text:style-name="P40">→<text:span text:style-name="T38"> Fals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3:34:43.374300976</meta:creation-date>
    <dc:date>2021-12-03T10:01:36.596462488</dc:date>
    <meta:editing-duration>P2DT19H12M3S</meta:editing-duration>
    <meta:editing-cycles>12</meta:editing-cycles>
    <meta:generator>LibreOffice/6.4.7.2$Linux_X86_64 LibreOffice_project/40$Build-2</meta:generator>
    <meta:document-statistic meta:table-count="0" meta:image-count="0" meta:object-count="0" meta:page-count="57" meta:paragraph-count="771" meta:word-count="11661" meta:character-count="73675" meta:non-whitespace-character-count="62406"/>
  </office:meta>
</office:document-meta>
</file>